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3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61"/>
    <style:style style:name="ce3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eedValue_Acceleration2" table:style-name="ta1">
        <table:shapes>
          <draw:frame draw:z-index="0" draw:style-name="gr1" draw:text-style-name="P1" svg:width="453.86pt" svg:height="255.23pt" svg:x="212.14pt" svg:y="2667.66pt">
            <loext:p draw:notify-on-update-of-ranges="speedValue_Acceleration2.A2:speedValue_Acceleration2.A228 speedValue_Acceleration2.B2:speedValue_Acceleration2.B2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peed</text:p>
          </table:table-cell>
          <table:table-cell/>
          <table:table-cell table:style-name="ce1" office:value-type="string" calcext:value-type="string" table:number-columns-spanned="3" table:number-rows-spanned="1">
            <text:p>Acceleration on linoleum floor</text:p>
          </table:table-cell>
          <table:covered-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5042" calcext:value-type="float">
            <text:p>0.225042</text:p>
          </table:table-cell>
          <table:table-cell table:number-columns-repeated="4"/>
        </table:table-row>
        <table:table-row table:style-name="ro1">
          <table:table-cell office:value-type="float" office:value="0.000151999999999999" calcext:value-type="float">
            <text:p>0.000152</text:p>
          </table:table-cell>
          <table:table-cell office:value-type="float" office:value="0.450304" calcext:value-type="float">
            <text:p>0.450304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0.025704" calcext:value-type="float">
            <text:p>0.025704</text:p>
          </table:table-cell>
          <table:table-cell office:value-type="float" office:value="0.645814" calcext:value-type="float">
            <text:p>0.645814</text:p>
          </table:table-cell>
          <table:table-cell table:number-columns-repeated="4"/>
        </table:table-row>
        <table:table-row table:style-name="ro1">
          <table:table-cell office:value-type="float" office:value="0.025856" calcext:value-type="float">
            <text:p>0.025856</text:p>
          </table:table-cell>
          <table:table-cell office:value-type="float" office:value="0.430543" calcext:value-type="float">
            <text:p>0.430543</text:p>
          </table:table-cell>
          <table:table-cell table:number-columns-repeated="4"/>
        </table:table-row>
        <table:table-row table:style-name="ro1">
          <table:table-cell office:value-type="float" office:value="0.050316" calcext:value-type="float">
            <text:p>0.050316</text:p>
          </table:table-cell>
          <table:table-cell office:value-type="float" office:value="0.674468" calcext:value-type="float">
            <text:p>0.674468</text:p>
          </table:table-cell>
          <table:table-cell table:number-columns-repeated="4"/>
        </table:table-row>
        <table:table-row table:style-name="ro1">
          <table:table-cell office:value-type="float" office:value="0.05048" calcext:value-type="float">
            <text:p>0.05048</text:p>
          </table:table-cell>
          <table:table-cell office:value-type="float" office:value="0.674139" calcext:value-type="float">
            <text:p>0.674139</text:p>
          </table:table-cell>
          <table:table-cell table:number-columns-repeated="4"/>
        </table:table-row>
        <table:table-row table:style-name="ro1">
          <table:table-cell office:value-type="float" office:value="0.075964" calcext:value-type="float">
            <text:p>0.075964</text:p>
          </table:table-cell>
          <table:table-cell office:value-type="float" office:value="0.862965" calcext:value-type="float">
            <text:p>0.862965</text:p>
          </table:table-cell>
          <table:table-cell table:number-columns-repeated="4"/>
        </table:table-row>
        <table:table-row table:style-name="ro1">
          <table:table-cell office:value-type="float" office:value="0.07612" calcext:value-type="float">
            <text:p>0.07612</text:p>
          </table:table-cell>
          <table:table-cell office:value-type="float" office:value="0.863234" calcext:value-type="float">
            <text:p>0.863234</text:p>
          </table:table-cell>
          <table:table-cell table:number-columns-repeated="4"/>
        </table:table-row>
        <table:table-row table:style-name="ro1">
          <table:table-cell office:value-type="float" office:value="0.100628" calcext:value-type="float">
            <text:p>0.100628</text:p>
          </table:table-cell>
          <table:table-cell office:value-type="float" office:value="0.897394" calcext:value-type="float">
            <text:p>0.897394</text:p>
          </table:table-cell>
          <table:table-cell table:number-columns-repeated="4"/>
        </table:table-row>
        <table:table-row table:style-name="ro1">
          <table:table-cell office:value-type="float" office:value="0.100784" calcext:value-type="float">
            <text:p>0.100784</text:p>
          </table:table-cell>
          <table:table-cell office:value-type="float" office:value="0.897394" calcext:value-type="float">
            <text:p>0.897394</text:p>
          </table:table-cell>
          <table:table-cell table:number-columns-repeated="4"/>
        </table:table-row>
        <table:table-row table:style-name="ro1">
          <table:table-cell office:value-type="float" office:value="0.125384" calcext:value-type="float">
            <text:p>0.125384</text:p>
          </table:table-cell>
          <table:table-cell office:value-type="float" office:value="1.34109" calcext:value-type="float">
            <text:p>1.34109</text:p>
          </table:table-cell>
          <table:table-cell table:number-columns-repeated="4"/>
        </table:table-row>
        <table:table-row table:style-name="ro1">
          <table:table-cell office:value-type="float" office:value="0.125548" calcext:value-type="float">
            <text:p>0.125548</text:p>
          </table:table-cell>
          <table:table-cell office:value-type="float" office:value="1.11721" calcext:value-type="float">
            <text:p>1.11721</text:p>
          </table:table-cell>
          <table:table-cell table:number-columns-repeated="4"/>
        </table:table-row>
        <table:table-row table:style-name="ro1">
          <table:table-cell office:value-type="float" office:value="0.15062" calcext:value-type="float">
            <text:p>0.15062</text:p>
          </table:table-cell>
          <table:table-cell office:value-type="float" office:value="1.31558" calcext:value-type="float">
            <text:p>1.31558</text:p>
          </table:table-cell>
          <table:table-cell table:number-columns-repeated="4"/>
        </table:table-row>
        <table:table-row table:style-name="ro1">
          <table:table-cell office:value-type="float" office:value="0.150772" calcext:value-type="float">
            <text:p>0.150772</text:p>
          </table:table-cell>
          <table:table-cell office:value-type="float" office:value="1.53557" calcext:value-type="float">
            <text:p>1.53557</text:p>
          </table:table-cell>
          <table:table-cell table:number-columns-repeated="4"/>
        </table:table-row>
        <table:table-row table:style-name="ro1">
          <table:table-cell office:value-type="float" office:value="0.175324" calcext:value-type="float">
            <text:p>0.175324</text:p>
          </table:table-cell>
          <table:table-cell office:value-type="float" office:value="1.5679" calcext:value-type="float">
            <text:p>1.5679</text:p>
          </table:table-cell>
          <table:table-cell table:number-columns-repeated="4"/>
        </table:table-row>
        <table:table-row table:style-name="ro1">
          <table:table-cell office:value-type="float" office:value="0.175488" calcext:value-type="float">
            <text:p>0.175488</text:p>
          </table:table-cell>
          <table:table-cell office:value-type="float" office:value="1.56714" calcext:value-type="float">
            <text:p>1.56714</text:p>
          </table:table-cell>
          <table:table-cell table:number-columns-repeated="4"/>
        </table:table-row>
        <table:table-row table:style-name="ro1">
          <table:table-cell office:value-type="float" office:value="0.201084" calcext:value-type="float">
            <text:p>0.201084</text:p>
          </table:table-cell>
          <table:table-cell office:value-type="float" office:value="1.93323" calcext:value-type="float">
            <text:p>1.93323</text:p>
          </table:table-cell>
          <table:table-cell table:number-columns-repeated="4"/>
        </table:table-row>
        <table:table-row table:style-name="ro1">
          <table:table-cell office:value-type="float" office:value="0.20124" calcext:value-type="float">
            <text:p>0.20124</text:p>
          </table:table-cell>
          <table:table-cell office:value-type="float" office:value="1.71896" calcext:value-type="float">
            <text:p>1.71896</text:p>
          </table:table-cell>
          <table:table-cell table:number-columns-repeated="4"/>
        </table:table-row>
        <table:table-row table:style-name="ro1">
          <table:table-cell office:value-type="float" office:value="0.225348" calcext:value-type="float">
            <text:p>0.225348</text:p>
          </table:table-cell>
          <table:table-cell office:value-type="float" office:value="1.82438" calcext:value-type="float">
            <text:p>1.82438</text:p>
          </table:table-cell>
          <table:table-cell table:number-columns-repeated="4"/>
        </table:table-row>
        <table:table-row table:style-name="ro1">
          <table:table-cell office:value-type="float" office:value="0.225512" calcext:value-type="float">
            <text:p>0.225512</text:p>
          </table:table-cell>
          <table:table-cell office:value-type="float" office:value="2.05175" calcext:value-type="float">
            <text:p>2.05175</text:p>
          </table:table-cell>
          <table:table-cell table:number-columns-repeated="4"/>
        </table:table-row>
        <table:table-row table:style-name="ro1">
          <table:table-cell office:value-type="float" office:value="0.251136" calcext:value-type="float">
            <text:p>0.251136</text:p>
          </table:table-cell>
          <table:table-cell office:value-type="float" office:value="2.1457" calcext:value-type="float">
            <text:p>2.1457</text:p>
          </table:table-cell>
          <table:table-cell table:number-columns-repeated="4"/>
        </table:table-row>
        <table:table-row table:style-name="ro1">
          <table:table-cell office:value-type="float" office:value="0.251292" calcext:value-type="float">
            <text:p>0.251292</text:p>
          </table:table-cell>
          <table:table-cell office:value-type="float" office:value="1.93173" calcext:value-type="float">
            <text:p>1.93173</text:p>
          </table:table-cell>
          <table:table-cell table:number-columns-repeated="4"/>
        </table:table-row>
        <table:table-row table:style-name="ro1">
          <table:table-cell office:value-type="float" office:value="0.275908" calcext:value-type="float">
            <text:p>0.275908</text:p>
          </table:table-cell>
          <table:table-cell office:value-type="float" office:value="2.01033" calcext:value-type="float">
            <text:p>2.01033</text:p>
          </table:table-cell>
          <table:table-cell table:number-columns-repeated="4"/>
        </table:table-row>
        <table:table-row table:style-name="ro1">
          <table:table-cell office:value-type="float" office:value="0.27606" calcext:value-type="float">
            <text:p>0.27606</text:p>
          </table:table-cell>
          <table:table-cell office:value-type="float" office:value="2.23407" calcext:value-type="float">
            <text:p>2.23407</text:p>
          </table:table-cell>
          <table:table-cell table:number-columns-repeated="4"/>
        </table:table-row>
        <table:table-row table:style-name="ro1">
          <table:table-cell office:value-type="float" office:value="0.300668" calcext:value-type="float">
            <text:p>0.300668</text:p>
          </table:table-cell>
          <table:table-cell office:value-type="float" office:value="2.23479" calcext:value-type="float">
            <text:p>2.23479</text:p>
          </table:table-cell>
          <table:table-cell table:number-columns-repeated="4"/>
        </table:table-row>
        <table:table-row table:style-name="ro1">
          <table:table-cell office:value-type="float" office:value="0.30084" calcext:value-type="float">
            <text:p>0.30084</text:p>
          </table:table-cell>
          <table:table-cell office:value-type="float" office:value="2.23298" calcext:value-type="float">
            <text:p>2.23298</text:p>
          </table:table-cell>
          <table:table-cell table:number-columns-repeated="4"/>
        </table:table-row>
        <table:table-row table:style-name="ro1">
          <table:table-cell office:value-type="float" office:value="0.325852" calcext:value-type="float">
            <text:p>0.325852</text:p>
          </table:table-cell>
          <table:table-cell office:value-type="float" office:value="2.41688" calcext:value-type="float">
            <text:p>2.41688</text:p>
          </table:table-cell>
          <table:table-cell table:number-columns-repeated="4"/>
        </table:table-row>
        <table:table-row table:style-name="ro1">
          <table:table-cell office:value-type="float" office:value="0.326024" calcext:value-type="float">
            <text:p>0.326024</text:p>
          </table:table-cell>
          <table:table-cell office:value-type="float" office:value="2.63659" calcext:value-type="float">
            <text:p>2.63659</text:p>
          </table:table-cell>
          <table:table-cell table:number-columns-repeated="4"/>
        </table:table-row>
        <table:table-row table:style-name="ro1">
          <table:table-cell office:value-type="float" office:value="0.35018" calcext:value-type="float">
            <text:p>0.35018</text:p>
          </table:table-cell>
          <table:table-cell office:value-type="float" office:value="2.50192" calcext:value-type="float">
            <text:p>2.50192</text:p>
          </table:table-cell>
          <table:table-cell table:number-columns-repeated="4"/>
        </table:table-row>
        <table:table-row table:style-name="ro1">
          <table:table-cell office:value-type="float" office:value="0.350352" calcext:value-type="float">
            <text:p>0.350352</text:p>
          </table:table-cell>
          <table:table-cell office:value-type="float" office:value="2.27447" calcext:value-type="float">
            <text:p>2.27447</text:p>
          </table:table-cell>
          <table:table-cell table:number-columns-repeated="4"/>
        </table:table-row>
        <table:table-row table:style-name="ro1">
          <table:table-cell office:value-type="float" office:value="0.375964" calcext:value-type="float">
            <text:p>0.375964</text:p>
          </table:table-cell>
          <table:table-cell office:value-type="float" office:value="2.78984" calcext:value-type="float">
            <text:p>2.78984</text:p>
          </table:table-cell>
          <table:table-cell table:number-columns-repeated="4"/>
        </table:table-row>
        <table:table-row table:style-name="ro1">
          <table:table-cell office:value-type="float" office:value="0.37612" calcext:value-type="float">
            <text:p>0.37612</text:p>
          </table:table-cell>
          <table:table-cell office:value-type="float" office:value="2.79158" calcext:value-type="float">
            <text:p>2.79158</text:p>
          </table:table-cell>
          <table:table-cell table:number-columns-repeated="4"/>
        </table:table-row>
        <table:table-row table:style-name="ro1">
          <table:table-cell office:value-type="float" office:value="0.400764" calcext:value-type="float">
            <text:p>0.400764</text:p>
          </table:table-cell>
          <table:table-cell office:value-type="float" office:value="2.67742" calcext:value-type="float">
            <text:p>2.67742</text:p>
          </table:table-cell>
          <table:table-cell table:number-columns-repeated="4"/>
        </table:table-row>
        <table:table-row table:style-name="ro1">
          <table:table-cell office:value-type="float" office:value="0.400916" calcext:value-type="float">
            <text:p>0.400916</text:p>
          </table:table-cell>
          <table:table-cell office:value-type="float" office:value="2.67785" calcext:value-type="float">
            <text:p>2.67785</text:p>
          </table:table-cell>
          <table:table-cell table:number-columns-repeated="4"/>
        </table:table-row>
        <table:table-row table:style-name="ro1">
          <table:table-cell office:value-type="float" office:value="0.425028" calcext:value-type="float">
            <text:p>0.425028</text:p>
          </table:table-cell>
          <table:table-cell office:value-type="float" office:value="2.73656" calcext:value-type="float">
            <text:p>2.73656</text:p>
          </table:table-cell>
          <table:table-cell table:number-columns-repeated="4"/>
        </table:table-row>
        <table:table-row table:style-name="ro1">
          <table:table-cell office:value-type="float" office:value="0.425184" calcext:value-type="float">
            <text:p>0.425184</text:p>
          </table:table-cell>
          <table:table-cell office:value-type="float" office:value="2.73611" calcext:value-type="float">
            <text:p>2.73611</text:p>
          </table:table-cell>
          <table:table-cell table:number-columns-repeated="4"/>
        </table:table-row>
        <table:table-row table:style-name="ro1">
          <table:table-cell office:value-type="float" office:value="0.45072" calcext:value-type="float">
            <text:p>0.45072</text:p>
          </table:table-cell>
          <table:table-cell office:value-type="float" office:value="2.79983" calcext:value-type="float">
            <text:p>2.79983</text:p>
          </table:table-cell>
          <table:table-cell table:number-columns-repeated="4"/>
        </table:table-row>
        <table:table-row table:style-name="ro1">
          <table:table-cell office:value-type="float" office:value="0.450876" calcext:value-type="float">
            <text:p>0.450876</text:p>
          </table:table-cell>
          <table:table-cell office:value-type="float" office:value="2.79983" calcext:value-type="float">
            <text:p>2.79983</text:p>
          </table:table-cell>
          <table:table-cell table:number-columns-repeated="4"/>
        </table:table-row>
        <table:table-row table:style-name="ro1">
          <table:table-cell office:value-type="float" office:value="0.475504" calcext:value-type="float">
            <text:p>0.475504</text:p>
          </table:table-cell>
          <table:table-cell office:value-type="float" office:value="2.90241" calcext:value-type="float">
            <text:p>2.90241</text:p>
          </table:table-cell>
          <table:table-cell table:number-columns-repeated="4"/>
        </table:table-row>
        <table:table-row table:style-name="ro1">
          <table:table-cell office:value-type="float" office:value="0.475656" calcext:value-type="float">
            <text:p>0.475656</text:p>
          </table:table-cell>
          <table:table-cell office:value-type="float" office:value="3.12618" calcext:value-type="float">
            <text:p>3.12618</text:p>
          </table:table-cell>
          <table:table-cell table:number-columns-repeated="4"/>
        </table:table-row>
        <table:table-row table:style-name="ro1">
          <table:table-cell office:value-type="float" office:value="0.500832" calcext:value-type="float">
            <text:p>0.500832</text:p>
          </table:table-cell>
          <table:table-cell office:value-type="float" office:value="3.05854" calcext:value-type="float">
            <text:p>3.05854</text:p>
          </table:table-cell>
          <table:table-cell table:number-columns-repeated="4"/>
        </table:table-row>
        <table:table-row table:style-name="ro1">
          <table:table-cell office:value-type="float" office:value="0.500988" calcext:value-type="float">
            <text:p>0.500988</text:p>
          </table:table-cell>
          <table:table-cell office:value-type="float" office:value="3.05806" calcext:value-type="float">
            <text:p>3.05806</text:p>
          </table:table-cell>
          <table:table-cell table:number-columns-repeated="4"/>
        </table:table-row>
        <table:table-row table:style-name="ro1">
          <table:table-cell office:value-type="float" office:value="0.525652" calcext:value-type="float">
            <text:p>0.525652</text:p>
          </table:table-cell>
          <table:table-cell office:value-type="float" office:value="3.12114" calcext:value-type="float">
            <text:p>3.12114</text:p>
          </table:table-cell>
          <table:table-cell table:number-columns-repeated="4"/>
        </table:table-row>
        <table:table-row table:style-name="ro1">
          <table:table-cell office:value-type="float" office:value="0.525808" calcext:value-type="float">
            <text:p>0.525808</text:p>
          </table:table-cell>
          <table:table-cell office:value-type="float" office:value="3.12114" calcext:value-type="float">
            <text:p>3.12114</text:p>
          </table:table-cell>
          <table:table-cell table:number-columns-repeated="4"/>
        </table:table-row>
        <table:table-row table:style-name="ro1">
          <table:table-cell office:value-type="float" office:value="0.551016" calcext:value-type="float">
            <text:p>0.551016</text:p>
          </table:table-cell>
          <table:table-cell office:value-type="float" office:value="3.0542" calcext:value-type="float">
            <text:p>3.0542</text:p>
          </table:table-cell>
          <table:table-cell table:number-columns-repeated="4"/>
        </table:table-row>
        <table:table-row table:style-name="ro1">
          <table:table-cell office:value-type="float" office:value="0.551172" calcext:value-type="float">
            <text:p>0.551172</text:p>
          </table:table-cell>
          <table:table-cell office:value-type="float" office:value="3.0542" calcext:value-type="float">
            <text:p>3.0542</text:p>
          </table:table-cell>
          <table:table-cell table:number-columns-repeated="4"/>
        </table:table-row>
        <table:table-row table:style-name="ro1">
          <table:table-cell office:value-type="float" office:value="0.576784" calcext:value-type="float">
            <text:p>0.576784</text:p>
          </table:table-cell>
          <table:table-cell office:value-type="float" office:value="3.22105" calcext:value-type="float">
            <text:p>3.22105</text:p>
          </table:table-cell>
          <table:table-cell table:number-columns-repeated="4"/>
        </table:table-row>
        <table:table-row table:style-name="ro1">
          <table:table-cell office:value-type="float" office:value="0.57694" calcext:value-type="float">
            <text:p>0.57694</text:p>
          </table:table-cell>
          <table:table-cell office:value-type="float" office:value="3.22105" calcext:value-type="float">
            <text:p>3.22105</text:p>
          </table:table-cell>
          <table:table-cell table:number-columns-repeated="4"/>
        </table:table-row>
        <table:table-row table:style-name="ro1">
          <table:table-cell office:value-type="float" office:value="0.601108" calcext:value-type="float">
            <text:p>0.601108</text:p>
          </table:table-cell>
          <table:table-cell office:value-type="float" office:value="3.41227" calcext:value-type="float">
            <text:p>3.41227</text:p>
          </table:table-cell>
          <table:table-cell table:number-columns-repeated="4"/>
        </table:table-row>
        <table:table-row table:style-name="ro1">
          <table:table-cell office:value-type="float" office:value="0.601264" calcext:value-type="float">
            <text:p>0.601264</text:p>
          </table:table-cell>
          <table:table-cell office:value-type="float" office:value="3.41227" calcext:value-type="float">
            <text:p>3.41227</text:p>
          </table:table-cell>
          <table:table-cell table:number-columns-repeated="4"/>
        </table:table-row>
        <table:table-row table:style-name="ro1">
          <table:table-cell office:value-type="float" office:value="0.626904" calcext:value-type="float">
            <text:p>0.626904</text:p>
          </table:table-cell>
          <table:table-cell office:value-type="float" office:value="3.21755" calcext:value-type="float">
            <text:p>3.21755</text:p>
          </table:table-cell>
          <table:table-cell table:number-columns-repeated="4"/>
        </table:table-row>
        <table:table-row table:style-name="ro1">
          <table:table-cell office:value-type="float" office:value="0.627056" calcext:value-type="float">
            <text:p>0.627056</text:p>
          </table:table-cell>
          <table:table-cell office:value-type="float" office:value="3.21805" calcext:value-type="float">
            <text:p>3.21805</text:p>
          </table:table-cell>
          <table:table-cell table:number-columns-repeated="4"/>
        </table:table-row>
        <table:table-row table:style-name="ro1">
          <table:table-cell office:value-type="float" office:value="0.651736" calcext:value-type="float">
            <text:p>0.651736</text:p>
          </table:table-cell>
          <table:table-cell office:value-type="float" office:value="3.34246" calcext:value-type="float">
            <text:p>3.34246</text:p>
          </table:table-cell>
          <table:table-cell table:number-columns-repeated="4"/>
        </table:table-row>
        <table:table-row table:style-name="ro1">
          <table:table-cell office:value-type="float" office:value="0.651888" calcext:value-type="float">
            <text:p>0.651888</text:p>
          </table:table-cell>
          <table:table-cell office:value-type="float" office:value="3.34246" calcext:value-type="float">
            <text:p>3.34246</text:p>
          </table:table-cell>
          <table:table-cell table:number-columns-repeated="4"/>
        </table:table-row>
        <table:table-row table:style-name="ro1">
          <table:table-cell office:value-type="float" office:value="0.67754" calcext:value-type="float">
            <text:p>0.67754</text:p>
          </table:table-cell>
          <table:table-cell office:value-type="float" office:value="3.43099" calcext:value-type="float">
            <text:p>3.43099</text:p>
          </table:table-cell>
          <table:table-cell table:number-columns-repeated="4"/>
        </table:table-row>
        <table:table-row table:style-name="ro1">
          <table:table-cell office:value-type="float" office:value="0.677696" calcext:value-type="float">
            <text:p>0.677696</text:p>
          </table:table-cell>
          <table:table-cell office:value-type="float" office:value="3.43046" calcext:value-type="float">
            <text:p>3.43046</text:p>
          </table:table-cell>
          <table:table-cell table:number-columns-repeated="4"/>
        </table:table-row>
        <table:table-row table:style-name="ro1">
          <table:table-cell office:value-type="float" office:value="0.7053" calcext:value-type="float">
            <text:p>0.7053</text:p>
          </table:table-cell>
          <table:table-cell office:value-type="float" office:value="3.5879" calcext:value-type="float">
            <text:p>3.5879</text:p>
          </table:table-cell>
          <table:table-cell table:number-columns-repeated="4"/>
        </table:table-row>
        <table:table-row table:style-name="ro1">
          <table:table-cell office:value-type="float" office:value="0.705464" calcext:value-type="float">
            <text:p>0.705464</text:p>
          </table:table-cell>
          <table:table-cell office:value-type="float" office:value="3.58686" calcext:value-type="float">
            <text:p>3.58686</text:p>
          </table:table-cell>
          <table:table-cell table:number-columns-repeated="4"/>
        </table:table-row>
        <table:table-row table:style-name="ro1">
          <table:table-cell office:value-type="float" office:value="0.731144" calcext:value-type="float">
            <text:p>0.731144</text:p>
          </table:table-cell>
          <table:table-cell office:value-type="float" office:value="3.63979" calcext:value-type="float">
            <text:p>3.63979</text:p>
          </table:table-cell>
          <table:table-cell table:number-columns-repeated="4"/>
        </table:table-row>
        <table:table-row table:style-name="ro1">
          <table:table-cell office:value-type="float" office:value="0.731316" calcext:value-type="float">
            <text:p>0.731316</text:p>
          </table:table-cell>
          <table:table-cell office:value-type="float" office:value="3.63866" calcext:value-type="float">
            <text:p>3.63866</text:p>
          </table:table-cell>
          <table:table-cell table:number-columns-repeated="4"/>
        </table:table-row>
        <table:table-row table:style-name="ro1">
          <table:table-cell office:value-type="float" office:value="0.756884" calcext:value-type="float">
            <text:p>0.756884</text:p>
          </table:table-cell>
          <table:table-cell office:value-type="float" office:value="3.65449" calcext:value-type="float">
            <text:p>3.65449</text:p>
          </table:table-cell>
          <table:table-cell table:number-columns-repeated="4"/>
        </table:table-row>
        <table:table-row table:style-name="ro1">
          <table:table-cell office:value-type="float" office:value="0.75704" calcext:value-type="float">
            <text:p>0.75704</text:p>
          </table:table-cell>
          <table:table-cell office:value-type="float" office:value="3.65677" calcext:value-type="float">
            <text:p>3.65677</text:p>
          </table:table-cell>
          <table:table-cell table:number-columns-repeated="4"/>
        </table:table-row>
        <table:table-row table:style-name="ro1">
          <table:table-cell office:value-type="float" office:value="0.781672" calcext:value-type="float">
            <text:p>0.781672</text:p>
          </table:table-cell>
          <table:table-cell office:value-type="float" office:value="3.79485" calcext:value-type="float">
            <text:p>3.79485</text:p>
          </table:table-cell>
          <table:table-cell table:number-columns-repeated="4"/>
        </table:table-row>
        <table:table-row table:style-name="ro1">
          <table:table-cell office:value-type="float" office:value="0.781828" calcext:value-type="float">
            <text:p>0.781828</text:p>
          </table:table-cell>
          <table:table-cell office:value-type="float" office:value="3.57162" calcext:value-type="float">
            <text:p>3.57162</text:p>
          </table:table-cell>
          <table:table-cell table:number-columns-repeated="4"/>
        </table:table-row>
        <table:table-row table:style-name="ro1">
          <table:table-cell office:value-type="float" office:value="0.809572" calcext:value-type="float">
            <text:p>0.809572</text:p>
          </table:table-cell>
          <table:table-cell office:value-type="float" office:value="3.76822" calcext:value-type="float">
            <text:p>3.76822</text:p>
          </table:table-cell>
          <table:table-cell table:number-columns-repeated="4"/>
        </table:table-row>
        <table:table-row table:style-name="ro1">
          <table:table-cell office:value-type="float" office:value="0.809728" calcext:value-type="float">
            <text:p>0.809728</text:p>
          </table:table-cell>
          <table:table-cell office:value-type="float" office:value="3.76822" calcext:value-type="float">
            <text:p>3.76822</text:p>
          </table:table-cell>
          <table:table-cell table:number-columns-repeated="4"/>
        </table:table-row>
        <table:table-row table:style-name="ro1">
          <table:table-cell office:value-type="float" office:value="0.834536" calcext:value-type="float">
            <text:p>0.834536</text:p>
          </table:table-cell>
          <table:table-cell office:value-type="float" office:value="3.76809" calcext:value-type="float">
            <text:p>3.76809</text:p>
          </table:table-cell>
          <table:table-cell table:number-columns-repeated="4"/>
        </table:table-row>
        <table:table-row table:style-name="ro1">
          <table:table-cell office:value-type="float" office:value="0.834688" calcext:value-type="float">
            <text:p>0.834688</text:p>
          </table:table-cell>
          <table:table-cell office:value-type="float" office:value="3.7687" calcext:value-type="float">
            <text:p>3.7687</text:p>
          </table:table-cell>
          <table:table-cell table:number-columns-repeated="4"/>
        </table:table-row>
        <table:table-row table:style-name="ro1">
          <table:table-cell office:value-type="float" office:value="0.859784" calcext:value-type="float">
            <text:p>0.859784</text:p>
          </table:table-cell>
          <table:table-cell office:value-type="float" office:value="3.72571" calcext:value-type="float">
            <text:p>3.72571</text:p>
          </table:table-cell>
          <table:table-cell table:number-columns-repeated="4"/>
        </table:table-row>
        <table:table-row table:style-name="ro1">
          <table:table-cell office:value-type="float" office:value="0.85994" calcext:value-type="float">
            <text:p>0.85994</text:p>
          </table:table-cell>
          <table:table-cell office:value-type="float" office:value="3.94424" calcext:value-type="float">
            <text:p>3.94424</text:p>
          </table:table-cell>
          <table:table-cell table:number-columns-repeated="4"/>
        </table:table-row>
        <table:table-row table:style-name="ro1">
          <table:table-cell office:value-type="float" office:value="0.885088" calcext:value-type="float">
            <text:p>0.885088</text:p>
          </table:table-cell>
          <table:table-cell office:value-type="float" office:value="3.93614" calcext:value-type="float">
            <text:p>3.93614</text:p>
          </table:table-cell>
          <table:table-cell table:number-columns-repeated="4"/>
        </table:table-row>
        <table:table-row table:style-name="ro1">
          <table:table-cell office:value-type="float" office:value="0.885244" calcext:value-type="float">
            <text:p>0.885244</text:p>
          </table:table-cell>
          <table:table-cell office:value-type="float" office:value="3.71746" calcext:value-type="float">
            <text:p>3.71746</text:p>
          </table:table-cell>
          <table:table-cell table:number-columns-repeated="4"/>
        </table:table-row>
        <table:table-row table:style-name="ro1">
          <table:table-cell office:value-type="float" office:value="0.910916" calcext:value-type="float">
            <text:p>0.910916</text:p>
          </table:table-cell>
          <table:table-cell office:value-type="float" office:value="3.85628" calcext:value-type="float">
            <text:p>3.85628</text:p>
          </table:table-cell>
          <table:table-cell table:number-columns-repeated="4"/>
        </table:table-row>
        <table:table-row table:style-name="ro1">
          <table:table-cell office:value-type="float" office:value="0.911072" calcext:value-type="float">
            <text:p>0.911072</text:p>
          </table:table-cell>
          <table:table-cell office:value-type="float" office:value="3.85628" calcext:value-type="float">
            <text:p>3.85628</text:p>
          </table:table-cell>
          <table:table-cell table:number-columns-repeated="4"/>
        </table:table-row>
        <table:table-row table:style-name="ro1">
          <table:table-cell office:value-type="float" office:value="0.935164" calcext:value-type="float">
            <text:p>0.935164</text:p>
          </table:table-cell>
          <table:table-cell office:value-type="float" office:value="3.87936" calcext:value-type="float">
            <text:p>3.87936</text:p>
          </table:table-cell>
          <table:table-cell table:number-columns-repeated="4"/>
        </table:table-row>
        <table:table-row table:style-name="ro1">
          <table:table-cell office:value-type="float" office:value="0.935336" calcext:value-type="float">
            <text:p>0.935336</text:p>
          </table:table-cell>
          <table:table-cell office:value-type="float" office:value="3.8768" calcext:value-type="float">
            <text:p>3.8768</text:p>
          </table:table-cell>
          <table:table-cell table:number-columns-repeated="4"/>
        </table:table-row>
        <table:table-row table:style-name="ro1">
          <table:table-cell office:value-type="float" office:value="0.960532" calcext:value-type="float">
            <text:p>0.960532</text:p>
          </table:table-cell>
          <table:table-cell office:value-type="float" office:value="4.14433" calcext:value-type="float">
            <text:p>4.14433</text:p>
          </table:table-cell>
          <table:table-cell table:number-columns-repeated="4"/>
        </table:table-row>
        <table:table-row table:style-name="ro1">
          <table:table-cell office:value-type="float" office:value="0.9607" calcext:value-type="float">
            <text:p>0.9607</text:p>
          </table:table-cell>
          <table:table-cell office:value-type="float" office:value="4.14498" calcext:value-type="float">
            <text:p>4.14498</text:p>
          </table:table-cell>
          <table:table-cell table:number-columns-repeated="4"/>
        </table:table-row>
        <table:table-row table:style-name="ro1">
          <table:table-cell office:value-type="float" office:value="0.985352" calcext:value-type="float">
            <text:p>0.985352</text:p>
          </table:table-cell>
          <table:table-cell office:value-type="float" office:value="4.01289" calcext:value-type="float">
            <text:p>4.01289</text:p>
          </table:table-cell>
          <table:table-cell table:number-columns-repeated="4"/>
        </table:table-row>
        <table:table-row table:style-name="ro1">
          <table:table-cell office:value-type="float" office:value="0.985516" calcext:value-type="float">
            <text:p>0.985516</text:p>
          </table:table-cell>
          <table:table-cell office:value-type="float" office:value="3.79056" calcext:value-type="float">
            <text:p>3.79056</text:p>
          </table:table-cell>
          <table:table-cell table:number-columns-repeated="4"/>
        </table:table-row>
        <table:table-row table:style-name="ro1">
          <table:table-cell office:value-type="float" office:value="1.010728" calcext:value-type="float">
            <text:p>1.010728</text:p>
          </table:table-cell>
          <table:table-cell office:value-type="float" office:value="3.92497" calcext:value-type="float">
            <text:p>3.92497</text:p>
          </table:table-cell>
          <table:table-cell table:number-columns-repeated="4"/>
        </table:table-row>
        <table:table-row table:style-name="ro1">
          <table:table-cell office:value-type="float" office:value="1.010884" calcext:value-type="float">
            <text:p>1.010884</text:p>
          </table:table-cell>
          <table:table-cell office:value-type="float" office:value="4.14433" calcext:value-type="float">
            <text:p>4.14433</text:p>
          </table:table-cell>
          <table:table-cell table:number-columns-repeated="4"/>
        </table:table-row>
        <table:table-row table:style-name="ro1">
          <table:table-cell office:value-type="float" office:value="1.035492" calcext:value-type="float">
            <text:p>1.035492</text:p>
          </table:table-cell>
          <table:table-cell office:value-type="float" office:value="4.02197" calcext:value-type="float">
            <text:p>4.02197</text:p>
          </table:table-cell>
          <table:table-cell table:number-columns-repeated="4"/>
        </table:table-row>
        <table:table-row table:style-name="ro1">
          <table:table-cell office:value-type="float" office:value="1.03566" calcext:value-type="float">
            <text:p>1.03566</text:p>
          </table:table-cell>
          <table:table-cell office:value-type="float" office:value="4.24335" calcext:value-type="float">
            <text:p>4.24335</text:p>
          </table:table-cell>
          <table:table-cell table:number-columns-repeated="4"/>
        </table:table-row>
        <table:table-row table:style-name="ro1">
          <table:table-cell office:value-type="float" office:value="1.060856" calcext:value-type="float">
            <text:p>1.060856</text:p>
          </table:table-cell>
          <table:table-cell office:value-type="float" office:value="4.14498" calcext:value-type="float">
            <text:p>4.14498</text:p>
          </table:table-cell>
          <table:table-cell table:number-columns-repeated="4"/>
        </table:table-row>
        <table:table-row table:style-name="ro1">
          <table:table-cell office:value-type="float" office:value="1.061008" calcext:value-type="float">
            <text:p>1.061008</text:p>
          </table:table-cell>
          <table:table-cell office:value-type="float" office:value="3.9293" calcext:value-type="float">
            <text:p>3.9293</text:p>
          </table:table-cell>
          <table:table-cell table:number-columns-repeated="4"/>
        </table:table-row>
        <table:table-row table:style-name="ro1">
          <table:table-cell office:value-type="float" office:value="1.085692" calcext:value-type="float">
            <text:p>1.085692</text:p>
          </table:table-cell>
          <table:table-cell office:value-type="float" office:value="4.2331" calcext:value-type="float">
            <text:p>4.2331</text:p>
          </table:table-cell>
          <table:table-cell table:number-columns-repeated="4"/>
        </table:table-row>
        <table:table-row table:style-name="ro1">
          <table:table-cell office:value-type="float" office:value="1.085848" calcext:value-type="float">
            <text:p>1.085848</text:p>
          </table:table-cell>
          <table:table-cell office:value-type="float" office:value="4.00966" calcext:value-type="float">
            <text:p>4.00966</text:p>
          </table:table-cell>
          <table:table-cell table:number-columns-repeated="4"/>
        </table:table-row>
        <table:table-row table:style-name="ro1">
          <table:table-cell office:value-type="float" office:value="1.110052" calcext:value-type="float">
            <text:p>1.110052</text:p>
          </table:table-cell>
          <table:table-cell office:value-type="float" office:value="4.08867" calcext:value-type="float">
            <text:p>4.08867</text:p>
          </table:table-cell>
          <table:table-cell table:number-columns-repeated="4"/>
        </table:table-row>
        <table:table-row table:style-name="ro1">
          <table:table-cell office:value-type="float" office:value="1.11022" calcext:value-type="float">
            <text:p>1.11022</text:p>
          </table:table-cell>
          <table:table-cell office:value-type="float" office:value="4.31369" calcext:value-type="float">
            <text:p>4.31369</text:p>
          </table:table-cell>
          <table:table-cell table:number-columns-repeated="4"/>
        </table:table-row>
        <table:table-row table:style-name="ro1">
          <table:table-cell office:value-type="float" office:value="1.135848" calcext:value-type="float">
            <text:p>1.135848</text:p>
          </table:table-cell>
          <table:table-cell office:value-type="float" office:value="4.07557" calcext:value-type="float">
            <text:p>4.07557</text:p>
          </table:table-cell>
          <table:table-cell table:number-columns-repeated="4"/>
        </table:table-row>
        <table:table-row table:style-name="ro1">
          <table:table-cell office:value-type="float" office:value="1.136004" calcext:value-type="float">
            <text:p>1.136004</text:p>
          </table:table-cell>
          <table:table-cell office:value-type="float" office:value="4.07746" calcext:value-type="float">
            <text:p>4.07746</text:p>
          </table:table-cell>
          <table:table-cell table:number-columns-repeated="4"/>
        </table:table-row>
        <table:table-row table:style-name="ro1">
          <table:table-cell office:value-type="float" office:value="1.16062" calcext:value-type="float">
            <text:p>1.16062</text:p>
          </table:table-cell>
          <table:table-cell office:value-type="float" office:value="4.24404" calcext:value-type="float">
            <text:p>4.24404</text:p>
          </table:table-cell>
          <table:table-cell table:number-columns-repeated="4"/>
        </table:table-row>
        <table:table-row table:style-name="ro1">
          <table:table-cell office:value-type="float" office:value="1.160792" calcext:value-type="float">
            <text:p>1.160792</text:p>
          </table:table-cell>
          <table:table-cell office:value-type="float" office:value="4.2413" calcext:value-type="float">
            <text:p>4.2413</text:p>
          </table:table-cell>
          <table:table-cell table:number-columns-repeated="4"/>
        </table:table-row>
        <table:table-row table:style-name="ro1">
          <table:table-cell office:value-type="float" office:value="1.18598" calcext:value-type="float">
            <text:p>1.18598</text:p>
          </table:table-cell>
          <table:table-cell office:value-type="float" office:value="4.14564" calcext:value-type="float">
            <text:p>4.14564</text:p>
          </table:table-cell>
          <table:table-cell table:number-columns-repeated="4"/>
        </table:table-row>
        <table:table-row table:style-name="ro1">
          <table:table-cell office:value-type="float" office:value="1.186132" calcext:value-type="float">
            <text:p>1.186132</text:p>
          </table:table-cell>
          <table:table-cell office:value-type="float" office:value="4.14891" calcext:value-type="float">
            <text:p>4.14891</text:p>
          </table:table-cell>
          <table:table-cell table:number-columns-repeated="4"/>
        </table:table-row>
        <table:table-row table:style-name="ro1">
          <table:table-cell office:value-type="float" office:value="1.210392" calcext:value-type="float">
            <text:p>1.210392</text:p>
          </table:table-cell>
          <table:table-cell office:value-type="float" office:value="4.30662" calcext:value-type="float">
            <text:p>4.30662</text:p>
          </table:table-cell>
          <table:table-cell table:number-columns-repeated="4"/>
        </table:table-row>
        <table:table-row table:style-name="ro1">
          <table:table-cell office:value-type="float" office:value="1.210556" calcext:value-type="float">
            <text:p>1.210556</text:p>
          </table:table-cell>
          <table:table-cell office:value-type="float" office:value="4.30451" calcext:value-type="float">
            <text:p>4.30451</text:p>
          </table:table-cell>
          <table:table-cell table:number-columns-repeated="4"/>
        </table:table-row>
        <table:table-row table:style-name="ro1">
          <table:table-cell office:value-type="float" office:value="1.235164" calcext:value-type="float">
            <text:p>1.235164</text:p>
          </table:table-cell>
          <table:table-cell office:value-type="float" office:value="4.24404" calcext:value-type="float">
            <text:p>4.24404</text:p>
          </table:table-cell>
          <table:table-cell table:number-columns-repeated="4"/>
        </table:table-row>
        <table:table-row table:style-name="ro1">
          <table:table-cell office:value-type="float" office:value="1.23532" calcext:value-type="float">
            <text:p>1.23532</text:p>
          </table:table-cell>
          <table:table-cell office:value-type="float" office:value="4.24541" calcext:value-type="float">
            <text:p>4.24541</text:p>
          </table:table-cell>
          <table:table-cell table:number-columns-repeated="4"/>
        </table:table-row>
        <table:table-row table:style-name="ro1">
          <table:table-cell office:value-type="float" office:value="1.2606" calcext:value-type="float">
            <text:p>1.2606</text:p>
          </table:table-cell>
          <table:table-cell office:value-type="float" office:value="4.13325" calcext:value-type="float">
            <text:p>4.13325</text:p>
          </table:table-cell>
          <table:table-cell table:number-columns-repeated="4"/>
        </table:table-row>
        <table:table-row table:style-name="ro1">
          <table:table-cell office:value-type="float" office:value="1.260756" calcext:value-type="float">
            <text:p>1.260756</text:p>
          </table:table-cell>
          <table:table-cell office:value-type="float" office:value="4.35079" calcext:value-type="float">
            <text:p>4.35079</text:p>
          </table:table-cell>
          <table:table-cell table:number-columns-repeated="4"/>
        </table:table-row>
        <table:table-row table:style-name="ro1">
          <table:table-cell office:value-type="float" office:value="1.285452" calcext:value-type="float">
            <text:p>1.285452</text:p>
          </table:table-cell>
          <table:table-cell office:value-type="float" office:value="4.45303" calcext:value-type="float">
            <text:p>4.45303</text:p>
          </table:table-cell>
          <table:table-cell table:number-columns-repeated="4"/>
        </table:table-row>
        <table:table-row table:style-name="ro1">
          <table:table-cell office:value-type="float" office:value="1.285608" calcext:value-type="float">
            <text:p>1.285608</text:p>
          </table:table-cell>
          <table:table-cell office:value-type="float" office:value="4.23038" calcext:value-type="float">
            <text:p>4.23038</text:p>
          </table:table-cell>
          <table:table-cell table:number-columns-repeated="4"/>
        </table:table-row>
        <table:table-row table:style-name="ro1">
          <table:table-cell office:value-type="float" office:value="1.310824" calcext:value-type="float">
            <text:p>1.310824</text:p>
          </table:table-cell>
          <table:table-cell office:value-type="float" office:value="4.36176" calcext:value-type="float">
            <text:p>4.36176</text:p>
          </table:table-cell>
          <table:table-cell table:number-columns-repeated="4"/>
        </table:table-row>
        <table:table-row table:style-name="ro1">
          <table:table-cell office:value-type="float" office:value="1.310976" calcext:value-type="float">
            <text:p>1.310976</text:p>
          </table:table-cell>
          <table:table-cell office:value-type="float" office:value="4.36245" calcext:value-type="float">
            <text:p>4.36245</text:p>
          </table:table-cell>
          <table:table-cell table:number-columns-repeated="4"/>
        </table:table-row>
        <table:table-row table:style-name="ro1">
          <table:table-cell office:value-type="float" office:value="1.336064" calcext:value-type="float">
            <text:p>1.336064</text:p>
          </table:table-cell>
          <table:table-cell office:value-type="float" office:value="4.38457" calcext:value-type="float">
            <text:p>4.38457</text:p>
          </table:table-cell>
          <table:table-cell table:number-columns-repeated="4"/>
        </table:table-row>
        <table:table-row table:style-name="ro1">
          <table:table-cell office:value-type="float" office:value="1.336232" calcext:value-type="float">
            <text:p>1.336232</text:p>
          </table:table-cell>
          <table:table-cell office:value-type="float" office:value="4.3818" calcext:value-type="float">
            <text:p>4.3818</text:p>
          </table:table-cell>
          <table:table-cell table:number-columns-repeated="4"/>
        </table:table-row>
        <table:table-row table:style-name="ro1">
          <table:table-cell office:value-type="float" office:value="1.36506" calcext:value-type="float">
            <text:p>1.36506</text:p>
          </table:table-cell>
          <table:table-cell office:value-type="float" office:value="4.19828" calcext:value-type="float">
            <text:p>4.19828</text:p>
          </table:table-cell>
          <table:table-cell table:number-columns-repeated="4"/>
        </table:table-row>
        <table:table-row table:style-name="ro1">
          <table:table-cell office:value-type="float" office:value="1.365232" calcext:value-type="float">
            <text:p>1.365232</text:p>
          </table:table-cell>
          <table:table-cell office:value-type="float" office:value="4.38851" calcext:value-type="float">
            <text:p>4.38851</text:p>
          </table:table-cell>
          <table:table-cell table:number-columns-repeated="4"/>
        </table:table-row>
        <table:table-row table:style-name="ro1">
          <table:table-cell office:value-type="float" office:value="1.390932" calcext:value-type="float">
            <text:p>1.390932</text:p>
          </table:table-cell>
          <table:table-cell office:value-type="float" office:value="4.49134" calcext:value-type="float">
            <text:p>4.49134</text:p>
          </table:table-cell>
          <table:table-cell table:number-columns-repeated="4"/>
        </table:table-row>
        <table:table-row table:style-name="ro1">
          <table:table-cell office:value-type="float" office:value="1.391084" calcext:value-type="float">
            <text:p>1.391084</text:p>
          </table:table-cell>
          <table:table-cell office:value-type="float" office:value="4.28078" calcext:value-type="float">
            <text:p>4.28078</text:p>
          </table:table-cell>
          <table:table-cell table:number-columns-repeated="4"/>
        </table:table-row>
        <table:table-row table:style-name="ro1">
          <table:table-cell office:value-type="float" office:value="1.41524" calcext:value-type="float">
            <text:p>1.41524</text:p>
          </table:table-cell>
          <table:table-cell office:value-type="float" office:value="4.32505" calcext:value-type="float">
            <text:p>4.32505</text:p>
          </table:table-cell>
          <table:table-cell table:number-columns-repeated="4"/>
        </table:table-row>
        <table:table-row table:style-name="ro1">
          <table:table-cell office:value-type="float" office:value="1.415392" calcext:value-type="float">
            <text:p>1.415392</text:p>
          </table:table-cell>
          <table:table-cell office:value-type="float" office:value="4.55268" calcext:value-type="float">
            <text:p>4.55268</text:p>
          </table:table-cell>
          <table:table-cell table:number-columns-repeated="4"/>
        </table:table-row>
        <table:table-row table:style-name="ro1">
          <table:table-cell office:value-type="float" office:value="1.44106" calcext:value-type="float">
            <text:p>1.44106</text:p>
          </table:table-cell>
          <table:table-cell office:value-type="float" office:value="4.50039" calcext:value-type="float">
            <text:p>4.50039</text:p>
          </table:table-cell>
          <table:table-cell table:number-columns-repeated="4"/>
        </table:table-row>
        <table:table-row table:style-name="ro1">
          <table:table-cell office:value-type="float" office:value="1.441212" calcext:value-type="float">
            <text:p>1.441212</text:p>
          </table:table-cell>
          <table:table-cell office:value-type="float" office:value="4.28608" calcext:value-type="float">
            <text:p>4.28608</text:p>
          </table:table-cell>
          <table:table-cell table:number-columns-repeated="4"/>
        </table:table-row>
        <table:table-row table:style-name="ro1">
          <table:table-cell office:value-type="float" office:value="1.465368" calcext:value-type="float">
            <text:p>1.465368</text:p>
          </table:table-cell>
          <table:table-cell office:value-type="float" office:value="4.32505" calcext:value-type="float">
            <text:p>4.32505</text:p>
          </table:table-cell>
          <table:table-cell table:number-columns-repeated="4"/>
        </table:table-row>
        <table:table-row table:style-name="ro1">
          <table:table-cell office:value-type="float" office:value="1.465552" calcext:value-type="float">
            <text:p>1.465552</text:p>
          </table:table-cell>
          <table:table-cell office:value-type="float" office:value="4.5467" calcext:value-type="float">
            <text:p>4.5467</text:p>
          </table:table-cell>
          <table:table-cell table:number-columns-repeated="4"/>
        </table:table-row>
        <table:table-row table:style-name="ro1">
          <table:table-cell office:value-type="float" office:value="1.490172" calcext:value-type="float">
            <text:p>1.490172</text:p>
          </table:table-cell>
          <table:table-cell office:value-type="float" office:value="4.46165" calcext:value-type="float">
            <text:p>4.46165</text:p>
          </table:table-cell>
          <table:table-cell table:number-columns-repeated="4"/>
        </table:table-row>
        <table:table-row table:style-name="ro1">
          <table:table-cell office:value-type="float" office:value="1.490344" calcext:value-type="float">
            <text:p>1.490344</text:p>
          </table:table-cell>
          <table:table-cell office:value-type="float" office:value="4.46381" calcext:value-type="float">
            <text:p>4.46381</text:p>
          </table:table-cell>
          <table:table-cell table:number-columns-repeated="4"/>
        </table:table-row>
        <table:table-row table:style-name="ro1">
          <table:table-cell office:value-type="float" office:value="1.515556" calcext:value-type="float">
            <text:p>1.515556</text:p>
          </table:table-cell>
          <table:table-cell office:value-type="float" office:value="4.57769" calcext:value-type="float">
            <text:p>4.57769</text:p>
          </table:table-cell>
          <table:table-cell table:number-columns-repeated="4"/>
        </table:table-row>
        <table:table-row table:style-name="ro1">
          <table:table-cell office:value-type="float" office:value="1.515712" calcext:value-type="float">
            <text:p>1.515712</text:p>
          </table:table-cell>
          <table:table-cell office:value-type="float" office:value="4.36245" calcext:value-type="float">
            <text:p>4.36245</text:p>
          </table:table-cell>
          <table:table-cell table:number-columns-repeated="4"/>
        </table:table-row>
        <table:table-row table:style-name="ro1">
          <table:table-cell office:value-type="float" office:value="1.5403" calcext:value-type="float">
            <text:p>1.5403</text:p>
          </table:table-cell>
          <table:table-cell office:value-type="float" office:value="4.47246" calcext:value-type="float">
            <text:p>4.47246</text:p>
          </table:table-cell>
          <table:table-cell table:number-columns-repeated="4"/>
        </table:table-row>
        <table:table-row table:style-name="ro1">
          <table:table-cell office:value-type="float" office:value="1.540464" calcext:value-type="float">
            <text:p>1.540464</text:p>
          </table:table-cell>
          <table:table-cell office:value-type="float" office:value="4.47102" calcext:value-type="float">
            <text:p>4.47102</text:p>
          </table:table-cell>
          <table:table-cell table:number-columns-repeated="4"/>
        </table:table-row>
        <table:table-row table:style-name="ro1">
          <table:table-cell office:value-type="float" office:value="1.565808" calcext:value-type="float">
            <text:p>1.565808</text:p>
          </table:table-cell>
          <table:table-cell office:value-type="float" office:value="4.55543" calcext:value-type="float">
            <text:p>4.55543</text:p>
          </table:table-cell>
          <table:table-cell table:number-columns-repeated="4"/>
        </table:table-row>
        <table:table-row table:style-name="ro1">
          <table:table-cell office:value-type="float" office:value="1.56596" calcext:value-type="float">
            <text:p>1.56596</text:p>
          </table:table-cell>
          <table:table-cell office:value-type="float" office:value="4.55758" calcext:value-type="float">
            <text:p>4.55758</text:p>
          </table:table-cell>
          <table:table-cell table:number-columns-repeated="4"/>
        </table:table-row>
        <table:table-row table:style-name="ro1">
          <table:table-cell office:value-type="float" office:value="1.591132" calcext:value-type="float">
            <text:p>1.591132</text:p>
          </table:table-cell>
          <table:table-cell office:value-type="float" office:value="4.37003" calcext:value-type="float">
            <text:p>4.37003</text:p>
          </table:table-cell>
          <table:table-cell table:number-columns-repeated="4"/>
        </table:table-row>
        <table:table-row table:style-name="ro1">
          <table:table-cell office:value-type="float" office:value="1.591296" calcext:value-type="float">
            <text:p>1.591296</text:p>
          </table:table-cell>
          <table:table-cell office:value-type="float" office:value="4.58636" calcext:value-type="float">
            <text:p>4.58636</text:p>
          </table:table-cell>
          <table:table-cell table:number-columns-repeated="4"/>
        </table:table-row>
        <table:table-row table:style-name="ro1">
          <table:table-cell office:value-type="float" office:value="1.620104" calcext:value-type="float">
            <text:p>1.620104</text:p>
          </table:table-cell>
          <table:table-cell office:value-type="float" office:value="4.58374" calcext:value-type="float">
            <text:p>4.58374</text:p>
          </table:table-cell>
          <table:table-cell table:number-columns-repeated="4"/>
        </table:table-row>
        <table:table-row table:style-name="ro1">
          <table:table-cell office:value-type="float" office:value="1.62026" calcext:value-type="float">
            <text:p>1.62026</text:p>
          </table:table-cell>
          <table:table-cell office:value-type="float" office:value="4.585" calcext:value-type="float">
            <text:p>4.585</text:p>
          </table:table-cell>
          <table:table-cell table:number-columns-repeated="4"/>
        </table:table-row>
        <table:table-row table:style-name="ro1">
          <table:table-cell office:value-type="float" office:value="1.64588" calcext:value-type="float">
            <text:p>1.64588</text:p>
          </table:table-cell>
          <table:table-cell office:value-type="float" office:value="4.50807" calcext:value-type="float">
            <text:p>4.50807</text:p>
          </table:table-cell>
          <table:table-cell table:number-columns-repeated="4"/>
        </table:table-row>
        <table:table-row table:style-name="ro1">
          <table:table-cell office:value-type="float" office:value="1.646036" calcext:value-type="float">
            <text:p>1.646036</text:p>
          </table:table-cell>
          <table:table-cell office:value-type="float" office:value="4.50807" calcext:value-type="float">
            <text:p>4.50807</text:p>
          </table:table-cell>
          <table:table-cell table:number-columns-repeated="4"/>
        </table:table-row>
        <table:table-row table:style-name="ro1">
          <table:table-cell office:value-type="float" office:value="1.670196" calcext:value-type="float">
            <text:p>1.670196</text:p>
          </table:table-cell>
          <table:table-cell office:value-type="float" office:value="4.55119" calcext:value-type="float">
            <text:p>4.55119</text:p>
          </table:table-cell>
          <table:table-cell table:number-columns-repeated="4"/>
        </table:table-row>
        <table:table-row table:style-name="ro1">
          <table:table-cell office:value-type="float" office:value="1.670352" calcext:value-type="float">
            <text:p>1.670352</text:p>
          </table:table-cell>
          <table:table-cell office:value-type="float" office:value="4.55119" calcext:value-type="float">
            <text:p>4.55119</text:p>
          </table:table-cell>
          <table:table-cell table:number-columns-repeated="4"/>
        </table:table-row>
        <table:table-row table:style-name="ro1">
          <table:table-cell office:value-type="float" office:value="1.696096" calcext:value-type="float">
            <text:p>1.696096</text:p>
          </table:table-cell>
          <table:table-cell office:value-type="float" office:value="4.48649" calcext:value-type="float">
            <text:p>4.48649</text:p>
          </table:table-cell>
          <table:table-cell table:number-columns-repeated="4"/>
        </table:table-row>
        <table:table-row table:style-name="ro1">
          <table:table-cell office:value-type="float" office:value="1.696252" calcext:value-type="float">
            <text:p>1.696252</text:p>
          </table:table-cell>
          <table:table-cell office:value-type="float" office:value="4.48649" calcext:value-type="float">
            <text:p>4.48649</text:p>
          </table:table-cell>
          <table:table-cell table:number-columns-repeated="4"/>
        </table:table-row>
        <table:table-row table:style-name="ro1">
          <table:table-cell office:value-type="float" office:value="1.720472" calcext:value-type="float">
            <text:p>1.720472</text:p>
          </table:table-cell>
          <table:table-cell office:value-type="float" office:value="4.53998" calcext:value-type="float">
            <text:p>4.53998</text:p>
          </table:table-cell>
          <table:table-cell table:number-columns-repeated="4"/>
        </table:table-row>
        <table:table-row table:style-name="ro1">
          <table:table-cell office:value-type="float" office:value="1.720628" calcext:value-type="float">
            <text:p>1.720628</text:p>
          </table:table-cell>
          <table:table-cell office:value-type="float" office:value="4.53998" calcext:value-type="float">
            <text:p>4.53998</text:p>
          </table:table-cell>
          <table:table-cell table:number-columns-repeated="4"/>
        </table:table-row>
        <table:table-row table:style-name="ro1">
          <table:table-cell office:value-type="float" office:value="1.746328" calcext:value-type="float">
            <text:p>1.746328</text:p>
          </table:table-cell>
          <table:table-cell office:value-type="float" office:value="4.70813" calcext:value-type="float">
            <text:p>4.70813</text:p>
          </table:table-cell>
          <table:table-cell table:number-columns-repeated="4"/>
        </table:table-row>
        <table:table-row table:style-name="ro1">
          <table:table-cell office:value-type="float" office:value="1.746492" calcext:value-type="float">
            <text:p>1.746492</text:p>
          </table:table-cell>
          <table:table-cell office:value-type="float" office:value="4.70667" calcext:value-type="float">
            <text:p>4.70667</text:p>
          </table:table-cell>
          <table:table-cell table:number-columns-repeated="4"/>
        </table:table-row>
        <table:table-row table:style-name="ro1">
          <table:table-cell office:value-type="float" office:value="1.774144" calcext:value-type="float">
            <text:p>1.774144</text:p>
          </table:table-cell>
          <table:table-cell office:value-type="float" office:value="4.5753" calcext:value-type="float">
            <text:p>4.5753</text:p>
          </table:table-cell>
          <table:table-cell table:number-columns-repeated="4"/>
        </table:table-row>
        <table:table-row table:style-name="ro1">
          <table:table-cell office:value-type="float" office:value="1.774296" calcext:value-type="float">
            <text:p>1.774296</text:p>
          </table:table-cell>
          <table:table-cell office:value-type="float" office:value="4.57728" calcext:value-type="float">
            <text:p>4.57728</text:p>
          </table:table-cell>
          <table:table-cell table:number-columns-repeated="4"/>
        </table:table-row>
        <table:table-row table:style-name="ro1">
          <table:table-cell office:value-type="float" office:value="1.799464" calcext:value-type="float">
            <text:p>1.799464</text:p>
          </table:table-cell>
          <table:table-cell office:value-type="float" office:value="4.58926" calcext:value-type="float">
            <text:p>4.58926</text:p>
          </table:table-cell>
          <table:table-cell table:number-columns-repeated="4"/>
        </table:table-row>
        <table:table-row table:style-name="ro1">
          <table:table-cell office:value-type="float" office:value="1.79962" calcext:value-type="float">
            <text:p>1.79962</text:p>
          </table:table-cell>
          <table:table-cell office:value-type="float" office:value="4.58853" calcext:value-type="float">
            <text:p>4.58853</text:p>
          </table:table-cell>
          <table:table-cell table:number-columns-repeated="4"/>
        </table:table-row>
        <table:table-row table:style-name="ro1">
          <table:table-cell office:value-type="float" office:value="1.824844" calcext:value-type="float">
            <text:p>1.824844</text:p>
          </table:table-cell>
          <table:table-cell office:value-type="float" office:value="4.57841" calcext:value-type="float">
            <text:p>4.57841</text:p>
          </table:table-cell>
          <table:table-cell table:number-columns-repeated="4"/>
        </table:table-row>
        <table:table-row table:style-name="ro1">
          <table:table-cell office:value-type="float" office:value="1.825" calcext:value-type="float">
            <text:p>1.825</text:p>
          </table:table-cell>
          <table:table-cell office:value-type="float" office:value="4.57841" calcext:value-type="float">
            <text:p>4.57841</text:p>
          </table:table-cell>
          <table:table-cell table:number-columns-repeated="4"/>
        </table:table-row>
        <table:table-row table:style-name="ro1">
          <table:table-cell office:value-type="float" office:value="1.849644" calcext:value-type="float">
            <text:p>1.849644</text:p>
          </table:table-cell>
          <table:table-cell office:value-type="float" office:value="4.68548" calcext:value-type="float">
            <text:p>4.68548</text:p>
          </table:table-cell>
          <table:table-cell table:number-columns-repeated="4"/>
        </table:table-row>
        <table:table-row table:style-name="ro1">
          <table:table-cell office:value-type="float" office:value="1.849796" calcext:value-type="float">
            <text:p>1.849796</text:p>
          </table:table-cell>
          <table:table-cell office:value-type="float" office:value="4.68624" calcext:value-type="float">
            <text:p>4.68624</text:p>
          </table:table-cell>
          <table:table-cell table:number-columns-repeated="4"/>
        </table:table-row>
        <table:table-row table:style-name="ro1">
          <table:table-cell office:value-type="float" office:value="1.874456" calcext:value-type="float">
            <text:p>1.874456</text:p>
          </table:table-cell>
          <table:table-cell office:value-type="float" office:value="4.46021" calcext:value-type="float">
            <text:p>4.46021</text:p>
          </table:table-cell>
          <table:table-cell table:number-columns-repeated="4"/>
        </table:table-row>
        <table:table-row table:style-name="ro1">
          <table:table-cell office:value-type="float" office:value="1.874612" calcext:value-type="float">
            <text:p>1.874612</text:p>
          </table:table-cell>
          <table:table-cell office:value-type="float" office:value="4.68246" calcext:value-type="float">
            <text:p>4.68246</text:p>
          </table:table-cell>
          <table:table-cell table:number-columns-repeated="4"/>
        </table:table-row>
        <table:table-row table:style-name="ro1">
          <table:table-cell office:value-type="float" office:value="1.89984" calcext:value-type="float">
            <text:p>1.89984</text:p>
          </table:table-cell>
          <table:table-cell office:value-type="float" office:value="4.57769" calcext:value-type="float">
            <text:p>4.57769</text:p>
          </table:table-cell>
          <table:table-cell table:number-columns-repeated="4"/>
        </table:table-row>
        <table:table-row table:style-name="ro1">
          <table:table-cell office:value-type="float" office:value="1.899996" calcext:value-type="float">
            <text:p>1.899996</text:p>
          </table:table-cell>
          <table:table-cell office:value-type="float" office:value="4.57769" calcext:value-type="float">
            <text:p>4.57769</text:p>
          </table:table-cell>
          <table:table-cell table:number-columns-repeated="4"/>
        </table:table-row>
        <table:table-row table:style-name="ro1">
          <table:table-cell office:value-type="float" office:value="1.924136" calcext:value-type="float">
            <text:p>1.924136</text:p>
          </table:table-cell>
          <table:table-cell office:value-type="float" office:value="4.55493" calcext:value-type="float">
            <text:p>4.55493</text:p>
          </table:table-cell>
          <table:table-cell table:number-columns-repeated="4"/>
        </table:table-row>
        <table:table-row table:style-name="ro1">
          <table:table-cell office:value-type="float" office:value="1.924308" calcext:value-type="float">
            <text:p>1.924308</text:p>
          </table:table-cell>
          <table:table-cell office:value-type="float" office:value="4.55194" calcext:value-type="float">
            <text:p>4.55194</text:p>
          </table:table-cell>
          <table:table-cell table:number-columns-repeated="4"/>
        </table:table-row>
        <table:table-row table:style-name="ro1">
          <table:table-cell office:value-type="float" office:value="1.950032" calcext:value-type="float">
            <text:p>1.950032</text:p>
          </table:table-cell>
          <table:table-cell office:value-type="float" office:value="4.70085" calcext:value-type="float">
            <text:p>4.70085</text:p>
          </table:table-cell>
          <table:table-cell table:number-columns-repeated="4"/>
        </table:table-row>
        <table:table-row table:style-name="ro1">
          <table:table-cell office:value-type="float" office:value="1.950188" calcext:value-type="float">
            <text:p>1.950188</text:p>
          </table:table-cell>
          <table:table-cell office:value-type="float" office:value="4.70376" calcext:value-type="float">
            <text:p>4.70376</text:p>
          </table:table-cell>
          <table:table-cell table:number-columns-repeated="4"/>
        </table:table-row>
        <table:table-row table:style-name="ro1">
          <table:table-cell office:value-type="float" office:value="1.974276" calcext:value-type="float">
            <text:p>1.974276</text:p>
          </table:table-cell>
          <table:table-cell office:value-type="float" office:value="4.5647" calcext:value-type="float">
            <text:p>4.5647</text:p>
          </table:table-cell>
          <table:table-cell table:number-columns-repeated="4"/>
        </table:table-row>
        <table:table-row table:style-name="ro1">
          <table:table-cell office:value-type="float" office:value="1.974456" calcext:value-type="float">
            <text:p>1.974456</text:p>
          </table:table-cell>
          <table:table-cell office:value-type="float" office:value="4.56019" calcext:value-type="float">
            <text:p>4.56019</text:p>
          </table:table-cell>
          <table:table-cell table:number-columns-repeated="4"/>
        </table:table-row>
        <table:table-row table:style-name="ro1">
          <table:table-cell office:value-type="float" office:value="2.000144" calcext:value-type="float">
            <text:p>2.000144</text:p>
          </table:table-cell>
          <table:table-cell office:value-type="float" office:value="4.70594" calcext:value-type="float">
            <text:p>4.70594</text:p>
          </table:table-cell>
          <table:table-cell table:number-columns-repeated="4"/>
        </table:table-row>
        <table:table-row table:style-name="ro1">
          <table:table-cell office:value-type="float" office:value="2.0003" calcext:value-type="float">
            <text:p>2.0003</text:p>
          </table:table-cell>
          <table:table-cell office:value-type="float" office:value="4.71031" calcext:value-type="float">
            <text:p>4.71031</text:p>
          </table:table-cell>
          <table:table-cell table:number-columns-repeated="4"/>
        </table:table-row>
        <table:table-row table:style-name="ro1">
          <table:table-cell office:value-type="float" office:value="2.024492" calcext:value-type="float">
            <text:p>2.024492</text:p>
          </table:table-cell>
          <table:table-cell office:value-type="float" office:value="4.77247" calcext:value-type="float">
            <text:p>4.77247</text:p>
          </table:table-cell>
          <table:table-cell table:number-columns-repeated="4"/>
        </table:table-row>
        <table:table-row table:style-name="ro1">
          <table:table-cell office:value-type="float" office:value="2.024648" calcext:value-type="float">
            <text:p>2.024648</text:p>
          </table:table-cell>
          <table:table-cell office:value-type="float" office:value="4.77247" calcext:value-type="float">
            <text:p>4.77247</text:p>
          </table:table-cell>
          <table:table-cell table:number-columns-repeated="4"/>
        </table:table-row>
        <table:table-row table:style-name="ro1">
          <table:table-cell office:value-type="float" office:value="2.049324" calcext:value-type="float">
            <text:p>2.049324</text:p>
          </table:table-cell>
          <table:table-cell office:value-type="float" office:value="4.45661" calcext:value-type="float">
            <text:p>4.45661</text:p>
          </table:table-cell>
          <table:table-cell table:number-columns-repeated="4"/>
        </table:table-row>
        <table:table-row table:style-name="ro1">
          <table:table-cell office:value-type="float" office:value="2.049488" calcext:value-type="float">
            <text:p>2.049488</text:p>
          </table:table-cell>
          <table:table-cell office:value-type="float" office:value="4.67794" calcext:value-type="float">
            <text:p>4.67794</text:p>
          </table:table-cell>
          <table:table-cell table:number-columns-repeated="4"/>
        </table:table-row>
        <table:table-row table:style-name="ro1">
          <table:table-cell office:value-type="float" office:value="2.074736" calcext:value-type="float">
            <text:p>2.074736</text:p>
          </table:table-cell>
          <table:table-cell office:value-type="float" office:value="4.79039" calcext:value-type="float">
            <text:p>4.79039</text:p>
          </table:table-cell>
          <table:table-cell table:number-columns-repeated="4"/>
        </table:table-row>
        <table:table-row table:style-name="ro1">
          <table:table-cell office:value-type="float" office:value="2.074888" calcext:value-type="float">
            <text:p>2.074888</text:p>
          </table:table-cell>
          <table:table-cell office:value-type="float" office:value="4.79265" calcext:value-type="float">
            <text:p>4.79265</text:p>
          </table:table-cell>
          <table:table-cell table:number-columns-repeated="4"/>
        </table:table-row>
        <table:table-row table:style-name="ro1">
          <table:table-cell office:value-type="float" office:value="2.099564" calcext:value-type="float">
            <text:p>2.099564</text:p>
          </table:table-cell>
          <table:table-cell office:value-type="float" office:value="4.6802" calcext:value-type="float">
            <text:p>4.6802</text:p>
          </table:table-cell>
          <table:table-cell table:number-columns-repeated="4"/>
        </table:table-row>
        <table:table-row table:style-name="ro1">
          <table:table-cell office:value-type="float" office:value="2.099736" calcext:value-type="float">
            <text:p>2.099736</text:p>
          </table:table-cell>
          <table:table-cell office:value-type="float" office:value="4.67643" calcext:value-type="float">
            <text:p>4.67643</text:p>
          </table:table-cell>
          <table:table-cell table:number-columns-repeated="4"/>
        </table:table-row>
        <table:table-row table:style-name="ro1">
          <table:table-cell office:value-type="float" office:value="2.12496" calcext:value-type="float">
            <text:p>2.12496</text:p>
          </table:table-cell>
          <table:table-cell office:value-type="float" office:value="4.57552" calcext:value-type="float">
            <text:p>4.57552</text:p>
          </table:table-cell>
          <table:table-cell table:number-columns-repeated="4"/>
        </table:table-row>
        <table:table-row table:style-name="ro1">
          <table:table-cell office:value-type="float" office:value="2.125116" calcext:value-type="float">
            <text:p>2.125116</text:p>
          </table:table-cell>
          <table:table-cell office:value-type="float" office:value="4.57841" calcext:value-type="float">
            <text:p>4.57841</text:p>
          </table:table-cell>
          <table:table-cell table:number-columns-repeated="4"/>
        </table:table-row>
        <table:table-row table:style-name="ro1">
          <table:table-cell office:value-type="float" office:value="2.149748" calcext:value-type="float">
            <text:p>2.149748</text:p>
          </table:table-cell>
          <table:table-cell office:value-type="float" office:value="4.68775" calcext:value-type="float">
            <text:p>4.68775</text:p>
          </table:table-cell>
          <table:table-cell table:number-columns-repeated="4"/>
        </table:table-row>
        <table:table-row table:style-name="ro1">
          <table:table-cell office:value-type="float" office:value="2.14992" calcext:value-type="float">
            <text:p>2.14992</text:p>
          </table:table-cell>
          <table:table-cell office:value-type="float" office:value="4.90781" calcext:value-type="float">
            <text:p>4.90781</text:p>
          </table:table-cell>
          <table:table-cell table:number-columns-repeated="4"/>
        </table:table-row>
        <table:table-row table:style-name="ro1">
          <table:table-cell office:value-type="float" office:value="2.174112" calcext:value-type="float">
            <text:p>2.174112</text:p>
          </table:table-cell>
          <table:table-cell office:value-type="float" office:value="4.76933" calcext:value-type="float">
            <text:p>4.76933</text:p>
          </table:table-cell>
          <table:table-cell table:number-columns-repeated="4"/>
        </table:table-row>
        <table:table-row table:style-name="ro1">
          <table:table-cell office:value-type="float" office:value="2.174264" calcext:value-type="float">
            <text:p>2.174264</text:p>
          </table:table-cell>
          <table:table-cell office:value-type="float" office:value="4.54595" calcext:value-type="float">
            <text:p>4.54595</text:p>
          </table:table-cell>
          <table:table-cell table:number-columns-repeated="4"/>
        </table:table-row>
        <table:table-row table:style-name="ro1">
          <table:table-cell office:value-type="float" office:value="2.199592" calcext:value-type="float">
            <text:p>2.199592</text:p>
          </table:table-cell>
          <table:table-cell office:value-type="float" office:value="4.56044" calcext:value-type="float">
            <text:p>4.56044</text:p>
          </table:table-cell>
          <table:table-cell table:number-columns-repeated="4"/>
        </table:table-row>
        <table:table-row table:style-name="ro1">
          <table:table-cell office:value-type="float" office:value="2.199764" calcext:value-type="float">
            <text:p>2.199764</text:p>
          </table:table-cell>
          <table:table-cell office:value-type="float" office:value="4.77386" calcext:value-type="float">
            <text:p>4.77386</text:p>
          </table:table-cell>
          <table:table-cell table:number-columns-repeated="4"/>
        </table:table-row>
        <table:table-row table:style-name="ro1">
          <table:table-cell office:value-type="float" office:value="2.224364" calcext:value-type="float">
            <text:p>2.224364</text:p>
          </table:table-cell>
          <table:table-cell office:value-type="float" office:value="4.69078" calcext:value-type="float">
            <text:p>4.69078</text:p>
          </table:table-cell>
          <table:table-cell table:number-columns-repeated="4"/>
        </table:table-row>
        <table:table-row table:style-name="ro1">
          <table:table-cell office:value-type="float" office:value="2.224528" calcext:value-type="float">
            <text:p>2.224528</text:p>
          </table:table-cell>
          <table:table-cell office:value-type="float" office:value="4.6923" calcext:value-type="float">
            <text:p>4.6923</text:p>
          </table:table-cell>
          <table:table-cell table:number-columns-repeated="4"/>
        </table:table-row>
        <table:table-row table:style-name="ro1">
          <table:table-cell office:value-type="float" office:value="2.249808" calcext:value-type="float">
            <text:p>2.249808</text:p>
          </table:table-cell>
          <table:table-cell office:value-type="float" office:value="4.78436" calcext:value-type="float">
            <text:p>4.78436</text:p>
          </table:table-cell>
          <table:table-cell table:number-columns-repeated="4"/>
        </table:table-row>
        <table:table-row table:style-name="ro1">
          <table:table-cell office:value-type="float" office:value="2.249976" calcext:value-type="float">
            <text:p>2.249976</text:p>
          </table:table-cell>
          <table:table-cell office:value-type="float" office:value="4.78361" calcext:value-type="float">
            <text:p>4.78361</text:p>
          </table:table-cell>
          <table:table-cell table:number-columns-repeated="4"/>
        </table:table-row>
        <table:table-row table:style-name="ro1">
          <table:table-cell office:value-type="float" office:value="2.274712" calcext:value-type="float">
            <text:p>2.274712</text:p>
          </table:table-cell>
          <table:table-cell office:value-type="float" office:value="4.66592" calcext:value-type="float">
            <text:p>4.66592</text:p>
          </table:table-cell>
          <table:table-cell table:number-columns-repeated="4"/>
        </table:table-row>
        <table:table-row table:style-name="ro1">
          <table:table-cell office:value-type="float" office:value="2.274868" calcext:value-type="float">
            <text:p>2.274868</text:p>
          </table:table-cell>
          <table:table-cell office:value-type="float" office:value="4.66817" calcext:value-type="float">
            <text:p>4.66817</text:p>
          </table:table-cell>
          <table:table-cell table:number-columns-repeated="4"/>
        </table:table-row>
        <table:table-row table:style-name="ro1">
          <table:table-cell office:value-type="float" office:value="2.300016" calcext:value-type="float">
            <text:p>2.300016</text:p>
          </table:table-cell>
          <table:table-cell office:value-type="float" office:value="4.59216" calcext:value-type="float">
            <text:p>4.59216</text:p>
          </table:table-cell>
          <table:table-cell table:number-columns-repeated="4"/>
        </table:table-row>
        <table:table-row table:style-name="ro1">
          <table:table-cell office:value-type="float" office:value="2.300188" calcext:value-type="float">
            <text:p>2.300188</text:p>
          </table:table-cell>
          <table:table-cell office:value-type="float" office:value="4.80779" calcext:value-type="float">
            <text:p>4.80779</text:p>
          </table:table-cell>
          <table:table-cell table:number-columns-repeated="4"/>
        </table:table-row>
        <table:table-row table:style-name="ro1">
          <table:table-cell office:value-type="float" office:value="2.325304" calcext:value-type="float">
            <text:p>2.325304</text:p>
          </table:table-cell>
          <table:table-cell office:value-type="float" office:value="4.81388" calcext:value-type="float">
            <text:p>4.81388</text:p>
          </table:table-cell>
          <table:table-cell table:number-columns-repeated="4"/>
        </table:table-row>
        <table:table-row table:style-name="ro1">
          <table:table-cell office:value-type="float" office:value="2.325476" calcext:value-type="float">
            <text:p>2.325476</text:p>
          </table:table-cell>
          <table:table-cell office:value-type="float" office:value="4.59506" calcext:value-type="float">
            <text:p>4.59506</text:p>
          </table:table-cell>
          <table:table-cell table:number-columns-repeated="4"/>
        </table:table-row>
        <table:table-row table:style-name="ro1">
          <table:table-cell office:value-type="float" office:value="2.350716" calcext:value-type="float">
            <text:p>2.350716</text:p>
          </table:table-cell>
          <table:table-cell office:value-type="float" office:value="4.79039" calcext:value-type="float">
            <text:p>4.79039</text:p>
          </table:table-cell>
          <table:table-cell table:number-columns-repeated="4"/>
        </table:table-row>
        <table:table-row table:style-name="ro1">
          <table:table-cell office:value-type="float" office:value="2.350868" calcext:value-type="float">
            <text:p>2.350868</text:p>
          </table:table-cell>
          <table:table-cell office:value-type="float" office:value="4.79416" calcext:value-type="float">
            <text:p>4.79416</text:p>
          </table:table-cell>
          <table:table-cell table:number-columns-repeated="4"/>
        </table:table-row>
        <table:table-row table:style-name="ro1">
          <table:table-cell office:value-type="float" office:value="2.37594" calcext:value-type="float">
            <text:p>2.37594</text:p>
          </table:table-cell>
          <table:table-cell office:value-type="float" office:value="4.60672" calcext:value-type="float">
            <text:p>4.60672</text:p>
          </table:table-cell>
          <table:table-cell table:number-columns-repeated="4"/>
        </table:table-row>
        <table:table-row table:style-name="ro1">
          <table:table-cell office:value-type="float" office:value="2.376112" calcext:value-type="float">
            <text:p>2.376112</text:p>
          </table:table-cell>
          <table:table-cell office:value-type="float" office:value="4.60307" calcext:value-type="float">
            <text:p>4.60307</text:p>
          </table:table-cell>
          <table:table-cell table:number-columns-repeated="4"/>
        </table:table-row>
        <table:table-row table:style-name="ro1">
          <table:table-cell office:value-type="float" office:value="2.400276" calcext:value-type="float">
            <text:p>2.400276</text:p>
          </table:table-cell>
          <table:table-cell office:value-type="float" office:value="4.77482" calcext:value-type="float">
            <text:p>4.77482</text:p>
          </table:table-cell>
          <table:table-cell table:number-columns-repeated="4"/>
        </table:table-row>
        <table:table-row table:style-name="ro1">
          <table:table-cell office:value-type="float" office:value="2.40044" calcext:value-type="float">
            <text:p>2.40044</text:p>
          </table:table-cell>
          <table:table-cell office:value-type="float" office:value="4.77639" calcext:value-type="float">
            <text:p>4.77639</text:p>
          </table:table-cell>
          <table:table-cell table:number-columns-repeated="4"/>
        </table:table-row>
        <table:table-row table:style-name="ro1">
          <table:table-cell office:value-type="float" office:value="2.4262" calcext:value-type="float">
            <text:p>2.4262</text:p>
          </table:table-cell>
          <table:table-cell office:value-type="float" office:value="4.69578" calcext:value-type="float">
            <text:p>4.69578</text:p>
          </table:table-cell>
          <table:table-cell table:number-columns-repeated="4"/>
        </table:table-row>
        <table:table-row table:style-name="ro1">
          <table:table-cell office:value-type="float" office:value="2.426356" calcext:value-type="float">
            <text:p>2.426356</text:p>
          </table:table-cell>
          <table:table-cell office:value-type="float" office:value="4.91074" calcext:value-type="float">
            <text:p>4.91074</text:p>
          </table:table-cell>
          <table:table-cell table:number-columns-repeated="4"/>
        </table:table-row>
        <table:table-row table:style-name="ro1">
          <table:table-cell office:value-type="float" office:value="2.450476" calcext:value-type="float">
            <text:p>2.450476</text:p>
          </table:table-cell>
          <table:table-cell office:value-type="float" office:value="4.78662" calcext:value-type="float">
            <text:p>4.78662</text:p>
          </table:table-cell>
          <table:table-cell table:number-columns-repeated="4"/>
        </table:table-row>
        <table:table-row table:style-name="ro1">
          <table:table-cell office:value-type="float" office:value="2.450632" calcext:value-type="float">
            <text:p>2.450632</text:p>
          </table:table-cell>
          <table:table-cell office:value-type="float" office:value="4.55869" calcext:value-type="float">
            <text:p>4.55869</text:p>
          </table:table-cell>
          <table:table-cell table:number-columns-repeated="4"/>
        </table:table-row>
        <table:table-row table:style-name="ro1">
          <table:table-cell office:value-type="float" office:value="2.47532" calcext:value-type="float">
            <text:p>2.47532</text:p>
          </table:table-cell>
          <table:table-cell office:value-type="float" office:value="4.67719" calcext:value-type="float">
            <text:p>4.67719</text:p>
          </table:table-cell>
          <table:table-cell table:number-columns-repeated="4"/>
        </table:table-row>
        <table:table-row table:style-name="ro1">
          <table:table-cell office:value-type="float" office:value="2.475484" calcext:value-type="float">
            <text:p>2.475484</text:p>
          </table:table-cell>
          <table:table-cell office:value-type="float" office:value="4.89833" calcext:value-type="float">
            <text:p>4.89833</text:p>
          </table:table-cell>
          <table:table-cell table:number-columns-repeated="4"/>
        </table:table-row>
        <table:table-row table:style-name="ro1">
          <table:table-cell office:value-type="float" office:value="2.500664" calcext:value-type="float">
            <text:p>2.500664</text:p>
          </table:table-cell>
          <table:table-cell office:value-type="float" office:value="4.80324" calcext:value-type="float">
            <text:p>4.80324</text:p>
          </table:table-cell>
          <table:table-cell table:number-columns-repeated="4"/>
        </table:table-row>
        <table:table-row table:style-name="ro1">
          <table:table-cell office:value-type="float" office:value="2.500816" calcext:value-type="float">
            <text:p>2.500816</text:p>
          </table:table-cell>
          <table:table-cell office:value-type="float" office:value="4.80552" calcext:value-type="float">
            <text:p>4.80552</text:p>
          </table:table-cell>
          <table:table-cell table:number-columns-repeated="4"/>
        </table:table-row>
        <table:table-row table:style-name="ro1">
          <table:table-cell office:value-type="float" office:value="2.525468" calcext:value-type="float">
            <text:p>2.525468</text:p>
          </table:table-cell>
          <table:table-cell office:value-type="float" office:value="4.68473" calcext:value-type="float">
            <text:p>4.68473</text:p>
          </table:table-cell>
          <table:table-cell table:number-columns-repeated="4"/>
        </table:table-row>
        <table:table-row table:style-name="ro1">
          <table:table-cell office:value-type="float" office:value="2.52562" calcext:value-type="float">
            <text:p>2.52562</text:p>
          </table:table-cell>
          <table:table-cell office:value-type="float" office:value="4.68473" calcext:value-type="float">
            <text:p>4.68473</text:p>
          </table:table-cell>
          <table:table-cell table:number-columns-repeated="4"/>
        </table:table-row>
        <table:table-row table:style-name="ro1">
          <table:table-cell office:value-type="float" office:value="2.55086" calcext:value-type="float">
            <text:p>2.55086</text:p>
          </table:table-cell>
          <table:table-cell office:value-type="float" office:value="4.79416" calcext:value-type="float">
            <text:p>4.79416</text:p>
          </table:table-cell>
          <table:table-cell table:number-columns-repeated="4"/>
        </table:table-row>
        <table:table-row table:style-name="ro1">
          <table:table-cell office:value-type="float" office:value="2.551028" calcext:value-type="float">
            <text:p>2.551028</text:p>
          </table:table-cell>
          <table:table-cell office:value-type="float" office:value="4.79114" calcext:value-type="float">
            <text:p>4.79114</text:p>
          </table:table-cell>
          <table:table-cell table:number-columns-repeated="4"/>
        </table:table-row>
        <table:table-row table:style-name="ro1">
          <table:table-cell office:value-type="float" office:value="2.57574" calcext:value-type="float">
            <text:p>2.57574</text:p>
          </table:table-cell>
          <table:table-cell office:value-type="float" office:value="4.67042" calcext:value-type="float">
            <text:p>4.67042</text:p>
          </table:table-cell>
          <table:table-cell table:number-columns-repeated="4"/>
        </table:table-row>
        <table:table-row table:style-name="ro1">
          <table:table-cell office:value-type="float" office:value="2.575892" calcext:value-type="float">
            <text:p>2.575892</text:p>
          </table:table-cell>
          <table:table-cell office:value-type="float" office:value="4.67342" calcext:value-type="float">
            <text:p>4.67342</text:p>
          </table:table-cell>
          <table:table-cell table:number-columns-repeated="4"/>
        </table:table-row>
        <table:table-row table:style-name="ro1">
          <table:table-cell office:value-type="float" office:value="2.600052" calcext:value-type="float">
            <text:p>2.600052</text:p>
          </table:table-cell>
          <table:table-cell office:value-type="float" office:value="4.77953" calcext:value-type="float">
            <text:p>4.77953</text:p>
          </table:table-cell>
          <table:table-cell table:number-columns-repeated="4"/>
        </table:table-row>
        <table:table-row table:style-name="ro1">
          <table:table-cell office:value-type="float" office:value="2.600208" calcext:value-type="float">
            <text:p>2.600208</text:p>
          </table:table-cell>
          <table:table-cell office:value-type="float" office:value="4.77875" calcext:value-type="float">
            <text:p>4.77875</text:p>
          </table:table-cell>
          <table:table-cell table:number-columns-repeated="4"/>
        </table:table-row>
        <table:table-row table:style-name="ro1">
          <table:table-cell office:value-type="float" office:value="2.62596" calcext:value-type="float">
            <text:p>2.62596</text:p>
          </table:table-cell>
          <table:table-cell office:value-type="float" office:value="4.69868" calcext:value-type="float">
            <text:p>4.69868</text:p>
          </table:table-cell>
          <table:table-cell table:number-columns-repeated="4"/>
        </table:table-row>
        <table:table-row table:style-name="ro1">
          <table:table-cell office:value-type="float" office:value="2.626128" calcext:value-type="float">
            <text:p>2.626128</text:p>
          </table:table-cell>
          <table:table-cell office:value-type="float" office:value="4.90998" calcext:value-type="float">
            <text:p>4.90998</text:p>
          </table:table-cell>
          <table:table-cell table:number-columns-repeated="4"/>
        </table:table-row>
        <table:table-row table:style-name="ro1">
          <table:table-cell office:value-type="float" office:value="2.650268" calcext:value-type="float">
            <text:p>2.650268</text:p>
          </table:table-cell>
          <table:table-cell office:value-type="float" office:value="4.78032" calcext:value-type="float">
            <text:p>4.78032</text:p>
          </table:table-cell>
          <table:table-cell table:number-columns-repeated="4"/>
        </table:table-row>
        <table:table-row table:style-name="ro1">
          <table:table-cell office:value-type="float" office:value="2.650432" calcext:value-type="float">
            <text:p>2.650432</text:p>
          </table:table-cell>
          <table:table-cell office:value-type="float" office:value="4.55343" calcext:value-type="float">
            <text:p>4.55343</text:p>
          </table:table-cell>
          <table:table-cell table:number-columns-repeated="4"/>
        </table:table-row>
        <table:table-row table:style-name="ro1">
          <table:table-cell office:value-type="float" office:value="2.675732" calcext:value-type="float">
            <text:p>2.675732</text:p>
          </table:table-cell>
          <table:table-cell office:value-type="float" office:value="4.7806" calcext:value-type="float">
            <text:p>4.7806</text:p>
          </table:table-cell>
          <table:table-cell table:number-columns-repeated="4"/>
        </table:table-row>
        <table:table-row table:style-name="ro1">
          <table:table-cell office:value-type="float" office:value="2.675884" calcext:value-type="float">
            <text:p>2.675884</text:p>
          </table:table-cell>
          <table:table-cell office:value-type="float" office:value="4.78286" calcext:value-type="float">
            <text:p>4.78286</text:p>
          </table:table-cell>
          <table:table-cell table:number-columns-repeated="4"/>
        </table:table-row>
        <table:table-row table:style-name="ro1">
          <table:table-cell office:value-type="float" office:value="2.701008" calcext:value-type="float">
            <text:p>2.701008</text:p>
          </table:table-cell>
          <table:table-cell office:value-type="float" office:value="4.81616" calcext:value-type="float">
            <text:p>4.81616</text:p>
          </table:table-cell>
          <table:table-cell table:number-columns-repeated="4"/>
        </table:table-row>
        <table:table-row table:style-name="ro1">
          <table:table-cell office:value-type="float" office:value="2.701164" calcext:value-type="float">
            <text:p>2.701164</text:p>
          </table:table-cell>
          <table:table-cell office:value-type="float" office:value="4.8154" calcext:value-type="float">
            <text:p>4.8154</text:p>
          </table:table-cell>
          <table:table-cell table:number-columns-repeated="4"/>
        </table:table-row>
        <table:table-row table:style-name="ro1">
          <table:table-cell office:value-type="float" office:value="2.72948" calcext:value-type="float">
            <text:p>2.72948</text:p>
          </table:table-cell>
          <table:table-cell office:value-type="float" office:value="4.66423" calcext:value-type="float">
            <text:p>4.66423</text:p>
          </table:table-cell>
          <table:table-cell table:number-columns-repeated="4"/>
        </table:table-row>
        <table:table-row table:style-name="ro1">
          <table:table-cell office:value-type="float" office:value="2.729636" calcext:value-type="float">
            <text:p>2.729636</text:p>
          </table:table-cell>
          <table:table-cell office:value-type="float" office:value="4.85857" calcext:value-type="float">
            <text:p>4.85857</text:p>
          </table:table-cell>
          <table:table-cell table:number-columns-repeated="4"/>
        </table:table-row>
        <table:table-row table:style-name="ro1">
          <table:table-cell office:value-type="float" office:value="2.754748" calcext:value-type="float">
            <text:p>2.754748</text:p>
          </table:table-cell>
          <table:table-cell office:value-type="float" office:value="4.81769" calcext:value-type="float">
            <text:p>4.81769</text:p>
          </table:table-cell>
          <table:table-cell table:number-columns-repeated="4"/>
        </table:table-row>
        <table:table-row table:style-name="ro1">
          <table:table-cell office:value-type="float" office:value="2.75492" calcext:value-type="float">
            <text:p>2.75492</text:p>
          </table:table-cell>
          <table:table-cell office:value-type="float" office:value="4.81464" calcext:value-type="float">
            <text:p>4.81464</text:p>
          </table:table-cell>
          <table:table-cell table:number-columns-repeated="4"/>
        </table:table-row>
        <table:table-row table:style-name="ro1">
          <table:table-cell office:value-type="float" office:value="2.779144" calcext:value-type="float">
            <text:p>2.779144</text:p>
          </table:table-cell>
          <table:table-cell office:value-type="float" office:value="4.76308" calcext:value-type="float">
            <text:p>4.76308</text:p>
          </table:table-cell>
          <table:table-cell table:number-columns-repeated="4"/>
        </table:table-row>
        <table:table-row table:style-name="ro1">
          <table:table-cell office:value-type="float" office:value="2.7793" calcext:value-type="float">
            <text:p>2.7793</text:p>
          </table:table-cell>
          <table:table-cell office:value-type="float" office:value="4.7662" calcext:value-type="float">
            <text:p>4.7662</text:p>
          </table:table-cell>
          <table:table-cell table:number-columns-repeated="4"/>
        </table:table-row>
        <table:table-row table:style-name="ro1">
          <table:table-cell office:value-type="float" office:value="2.804952" calcext:value-type="float">
            <text:p>2.804952</text:p>
          </table:table-cell>
          <table:table-cell office:value-type="float" office:value="4.71688" calcext:value-type="float">
            <text:p>4.71688</text:p>
          </table:table-cell>
          <table:table-cell table:number-columns-repeated="4"/>
        </table:table-row>
        <table:table-row table:style-name="ro1">
          <table:table-cell office:value-type="float" office:value="2.805108" calcext:value-type="float">
            <text:p>2.805108</text:p>
          </table:table-cell>
          <table:table-cell office:value-type="float" office:value="4.71688" calcext:value-type="float">
            <text:p>4.71688</text:p>
          </table:table-cell>
          <table:table-cell table:number-columns-repeated="4"/>
        </table:table-row>
        <table:table-row table:style-name="ro1">
          <table:table-cell office:value-type="float" office:value="2.829928" calcext:value-type="float">
            <text:p>2.829928</text:p>
          </table:table-cell>
          <table:table-cell office:value-type="float" office:value="4.65247" calcext:value-type="float">
            <text:p>4.65247</text:p>
          </table:table-cell>
          <table:table-cell table:number-columns-repeated="4"/>
        </table:table-row>
        <table:table-row table:style-name="ro1">
          <table:table-cell office:value-type="float" office:value="2.830084" calcext:value-type="float">
            <text:p>2.830084</text:p>
          </table:table-cell>
          <table:table-cell office:value-type="float" office:value="4.87401" calcext:value-type="float">
            <text:p>4.87401</text:p>
          </table:table-cell>
          <table:table-cell table:number-columns-repeated="4"/>
        </table:table-row>
        <table:table-row table:style-name="ro1">
          <table:table-cell office:value-type="float" office:value="2.855236" calcext:value-type="float">
            <text:p>2.855236</text:p>
          </table:table-cell>
          <table:table-cell office:value-type="float" office:value="4.81007" calcext:value-type="float">
            <text:p>4.8100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 Speed</text:p>
          </table:table-cell>
          <table:table-cell table:formula="of:=MAX([.B2:.B228])" office:value-type="float" office:value="4.91074" calcext:value-type="float">
            <text:p>4.910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Top Speed</text:p>
          </table:table-cell>
          <table:table-cell table:formula="of:=AVERAGE([.B192:.B228])" office:value-type="float" office:value="4.76044189189189" calcext:value-type="float">
            <text:p>4.7604418919</text:p>
          </table:table-cell>
          <table:table-cell/>
          <table:table-cell table:formula="of:=0.63*[.B231]" office:value-type="float" office:value="2.99907839189189" calcext:value-type="float">
            <text:p>2.9990783919</text:p>
          </table:table-cell>
          <table:table-cell table:style-name="ce3" office:value-type="string" calcext:value-type="string">
            <text:p>=&gt; T1:</text:p>
          </table:table-cell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11:28:24.229785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5T12:29:16.184905856</dc:date>
    <meta:editing-duration>PT53M59S</meta:editing-duration>
    <meta:editing-cycles>6</meta:editing-cycles>
    <meta:generator>LibreOffice/5.1.6.2$Linux_X86_64 LibreOffice_project/10m0$Build-2</meta:generator>
    <meta:document-statistic meta:table-count="1" meta:cell-count="4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scatter" chart:style-name="ch1">
        <chart:legend chart:legend-position="end" svg:x="13.16cm" svg:y="4.203cm" style:legend-expansion="high" chart:style-name="ch2"/>
        <chart:plot-area chart:style-name="ch3" table:cell-range-address="speedValue_Acceleration2.A2:speedValue_Acceleration2.B228" svg:x="0.32cm" svg:y="0.18cm" svg:width="12.52cm" svg:height="8.645cm">
          <chartooo:coordinate-region svg:x="0.756cm" svg:y="0.379cm" svg:width="11.9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peedValue_Acceleration2.B2:speedValue_Acceleration2.B228" chart:class="chart:scatter">
            <chart:domain table:cell-range-address="speedValue_Acceleration2.A2:speedValue_Acceleration2.A228"/>
            <chart:data-point chart:repeated="22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edValue_Acceleration2.A2:speedValue_Acceleration2.A228</svg:desc>
                </draw:g>
              </table:table-cell>
              <table:table-cell office:value-type="float" office:value="0.225042">
                <text:p>0.225042</text:p>
                <draw:g>
                  <svg:desc>speedValue_Acceleration2.B2:speedValue_Acceleration2.B2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51999999999999">
                <text:p>0.000151999999999999</text:p>
              </table:table-cell>
              <table:table-cell office:value-type="float" office:value="0.450304">
                <text:p>0.450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704">
                <text:p>0.025704</text:p>
              </table:table-cell>
              <table:table-cell office:value-type="float" office:value="0.645814">
                <text:p>0.645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856">
                <text:p>0.025856</text:p>
              </table:table-cell>
              <table:table-cell office:value-type="float" office:value="0.430543">
                <text:p>0.4305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0316">
                <text:p>0.050316</text:p>
              </table:table-cell>
              <table:table-cell office:value-type="float" office:value="0.674468">
                <text:p>0.6744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048">
                <text:p>0.05048</text:p>
              </table:table-cell>
              <table:table-cell office:value-type="float" office:value="0.674139">
                <text:p>0.6741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5964">
                <text:p>0.075964</text:p>
              </table:table-cell>
              <table:table-cell office:value-type="float" office:value="0.862965">
                <text:p>0.8629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612">
                <text:p>0.07612</text:p>
              </table:table-cell>
              <table:table-cell office:value-type="float" office:value="0.863234">
                <text:p>0.8632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0628">
                <text:p>0.100628</text:p>
              </table:table-cell>
              <table:table-cell office:value-type="float" office:value="0.897394">
                <text:p>0.8973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0784">
                <text:p>0.100784</text:p>
              </table:table-cell>
              <table:table-cell office:value-type="float" office:value="0.897394">
                <text:p>0.8973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5384">
                <text:p>0.125384</text:p>
              </table:table-cell>
              <table:table-cell office:value-type="float" office:value="1.34109">
                <text:p>1.341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5548">
                <text:p>0.125548</text:p>
              </table:table-cell>
              <table:table-cell office:value-type="float" office:value="1.11721">
                <text:p>1.117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062">
                <text:p>0.15062</text:p>
              </table:table-cell>
              <table:table-cell office:value-type="float" office:value="1.31558">
                <text:p>1.31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0772">
                <text:p>0.150772</text:p>
              </table:table-cell>
              <table:table-cell office:value-type="float" office:value="1.53557">
                <text:p>1.535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5324">
                <text:p>0.175324</text:p>
              </table:table-cell>
              <table:table-cell office:value-type="float" office:value="1.5679">
                <text:p>1.56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5488">
                <text:p>0.175488</text:p>
              </table:table-cell>
              <table:table-cell office:value-type="float" office:value="1.56714">
                <text:p>1.56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01084">
                <text:p>0.201084</text:p>
              </table:table-cell>
              <table:table-cell office:value-type="float" office:value="1.93323">
                <text:p>1.933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0124">
                <text:p>0.20124</text:p>
              </table:table-cell>
              <table:table-cell office:value-type="float" office:value="1.71896">
                <text:p>1.718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5348">
                <text:p>0.225348</text:p>
              </table:table-cell>
              <table:table-cell office:value-type="float" office:value="1.82438">
                <text:p>1.824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25512">
                <text:p>0.225512</text:p>
              </table:table-cell>
              <table:table-cell office:value-type="float" office:value="2.05175">
                <text:p>2.051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1136">
                <text:p>0.251136</text:p>
              </table:table-cell>
              <table:table-cell office:value-type="float" office:value="2.1457">
                <text:p>2.14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1292">
                <text:p>0.251292</text:p>
              </table:table-cell>
              <table:table-cell office:value-type="float" office:value="1.93173">
                <text:p>1.931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5908">
                <text:p>0.275908</text:p>
              </table:table-cell>
              <table:table-cell office:value-type="float" office:value="2.01033">
                <text:p>2.010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606">
                <text:p>0.27606</text:p>
              </table:table-cell>
              <table:table-cell office:value-type="float" office:value="2.23407">
                <text:p>2.234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0668">
                <text:p>0.300668</text:p>
              </table:table-cell>
              <table:table-cell office:value-type="float" office:value="2.23479">
                <text:p>2.234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0084">
                <text:p>0.30084</text:p>
              </table:table-cell>
              <table:table-cell office:value-type="float" office:value="2.23298">
                <text:p>2.232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5852">
                <text:p>0.325852</text:p>
              </table:table-cell>
              <table:table-cell office:value-type="float" office:value="2.41688">
                <text:p>2.416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6024">
                <text:p>0.326024</text:p>
              </table:table-cell>
              <table:table-cell office:value-type="float" office:value="2.63659">
                <text:p>2.636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5018">
                <text:p>0.35018</text:p>
              </table:table-cell>
              <table:table-cell office:value-type="float" office:value="2.50192">
                <text:p>2.501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0352">
                <text:p>0.350352</text:p>
              </table:table-cell>
              <table:table-cell office:value-type="float" office:value="2.27447">
                <text:p>2.274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75964">
                <text:p>0.375964</text:p>
              </table:table-cell>
              <table:table-cell office:value-type="float" office:value="2.78984">
                <text:p>2.789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7612">
                <text:p>0.37612</text:p>
              </table:table-cell>
              <table:table-cell office:value-type="float" office:value="2.79158">
                <text:p>2.79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00764">
                <text:p>0.400764</text:p>
              </table:table-cell>
              <table:table-cell office:value-type="float" office:value="2.67742">
                <text:p>2.677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00916">
                <text:p>0.400916</text:p>
              </table:table-cell>
              <table:table-cell office:value-type="float" office:value="2.67785">
                <text:p>2.677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25028">
                <text:p>0.425028</text:p>
              </table:table-cell>
              <table:table-cell office:value-type="float" office:value="2.73656">
                <text:p>2.736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5184">
                <text:p>0.425184</text:p>
              </table:table-cell>
              <table:table-cell office:value-type="float" office:value="2.73611">
                <text:p>2.736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072">
                <text:p>0.45072</text:p>
              </table:table-cell>
              <table:table-cell office:value-type="float" office:value="2.79983">
                <text:p>2.799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50876">
                <text:p>0.450876</text:p>
              </table:table-cell>
              <table:table-cell office:value-type="float" office:value="2.79983">
                <text:p>2.799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75504">
                <text:p>0.475504</text:p>
              </table:table-cell>
              <table:table-cell office:value-type="float" office:value="2.90241">
                <text:p>2.902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75656">
                <text:p>0.475656</text:p>
              </table:table-cell>
              <table:table-cell office:value-type="float" office:value="3.12618">
                <text:p>3.126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00832">
                <text:p>0.500832</text:p>
              </table:table-cell>
              <table:table-cell office:value-type="float" office:value="3.05854">
                <text:p>3.058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00988">
                <text:p>0.500988</text:p>
              </table:table-cell>
              <table:table-cell office:value-type="float" office:value="3.05806">
                <text:p>3.058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25652">
                <text:p>0.525652</text:p>
              </table:table-cell>
              <table:table-cell office:value-type="float" office:value="3.12114">
                <text:p>3.12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25808">
                <text:p>0.525808</text:p>
              </table:table-cell>
              <table:table-cell office:value-type="float" office:value="3.12114">
                <text:p>3.121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51016">
                <text:p>0.551016</text:p>
              </table:table-cell>
              <table:table-cell office:value-type="float" office:value="3.0542">
                <text:p>3.05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51172">
                <text:p>0.551172</text:p>
              </table:table-cell>
              <table:table-cell office:value-type="float" office:value="3.0542">
                <text:p>3.05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76784">
                <text:p>0.576784</text:p>
              </table:table-cell>
              <table:table-cell office:value-type="float" office:value="3.22105">
                <text:p>3.221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7694">
                <text:p>0.57694</text:p>
              </table:table-cell>
              <table:table-cell office:value-type="float" office:value="3.22105">
                <text:p>3.221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01108">
                <text:p>0.601108</text:p>
              </table:table-cell>
              <table:table-cell office:value-type="float" office:value="3.41227">
                <text:p>3.412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01264">
                <text:p>0.601264</text:p>
              </table:table-cell>
              <table:table-cell office:value-type="float" office:value="3.41227">
                <text:p>3.412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26904">
                <text:p>0.626904</text:p>
              </table:table-cell>
              <table:table-cell office:value-type="float" office:value="3.21755">
                <text:p>3.217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27056">
                <text:p>0.627056</text:p>
              </table:table-cell>
              <table:table-cell office:value-type="float" office:value="3.21805">
                <text:p>3.218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51736">
                <text:p>0.651736</text:p>
              </table:table-cell>
              <table:table-cell office:value-type="float" office:value="3.34246">
                <text:p>3.342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51888">
                <text:p>0.651888</text:p>
              </table:table-cell>
              <table:table-cell office:value-type="float" office:value="3.34246">
                <text:p>3.342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7754">
                <text:p>0.67754</text:p>
              </table:table-cell>
              <table:table-cell office:value-type="float" office:value="3.43099">
                <text:p>3.430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77696">
                <text:p>0.677696</text:p>
              </table:table-cell>
              <table:table-cell office:value-type="float" office:value="3.43046">
                <text:p>3.430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053">
                <text:p>0.7053</text:p>
              </table:table-cell>
              <table:table-cell office:value-type="float" office:value="3.5879">
                <text:p>3.58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05464">
                <text:p>0.705464</text:p>
              </table:table-cell>
              <table:table-cell office:value-type="float" office:value="3.58686">
                <text:p>3.586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31144">
                <text:p>0.731144</text:p>
              </table:table-cell>
              <table:table-cell office:value-type="float" office:value="3.63979">
                <text:p>3.639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31316">
                <text:p>0.731316</text:p>
              </table:table-cell>
              <table:table-cell office:value-type="float" office:value="3.63866">
                <text:p>3.638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56884">
                <text:p>0.756884</text:p>
              </table:table-cell>
              <table:table-cell office:value-type="float" office:value="3.65449">
                <text:p>3.654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5704">
                <text:p>0.75704</text:p>
              </table:table-cell>
              <table:table-cell office:value-type="float" office:value="3.65677">
                <text:p>3.656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81672">
                <text:p>0.781672</text:p>
              </table:table-cell>
              <table:table-cell office:value-type="float" office:value="3.79485">
                <text:p>3.794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81828">
                <text:p>0.781828</text:p>
              </table:table-cell>
              <table:table-cell office:value-type="float" office:value="3.57162">
                <text:p>3.571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09572">
                <text:p>0.809572</text:p>
              </table:table-cell>
              <table:table-cell office:value-type="float" office:value="3.76822">
                <text:p>3.768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09728">
                <text:p>0.809728</text:p>
              </table:table-cell>
              <table:table-cell office:value-type="float" office:value="3.76822">
                <text:p>3.768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34536">
                <text:p>0.834536</text:p>
              </table:table-cell>
              <table:table-cell office:value-type="float" office:value="3.76809">
                <text:p>3.768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34688">
                <text:p>0.834688</text:p>
              </table:table-cell>
              <table:table-cell office:value-type="float" office:value="3.7687">
                <text:p>3.76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59784">
                <text:p>0.859784</text:p>
              </table:table-cell>
              <table:table-cell office:value-type="float" office:value="3.72571">
                <text:p>3.725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5994">
                <text:p>0.85994</text:p>
              </table:table-cell>
              <table:table-cell office:value-type="float" office:value="3.94424">
                <text:p>3.944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85088">
                <text:p>0.885088</text:p>
              </table:table-cell>
              <table:table-cell office:value-type="float" office:value="3.93614">
                <text:p>3.936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85244">
                <text:p>0.885244</text:p>
              </table:table-cell>
              <table:table-cell office:value-type="float" office:value="3.71746">
                <text:p>3.71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10916">
                <text:p>0.910916</text:p>
              </table:table-cell>
              <table:table-cell office:value-type="float" office:value="3.85628">
                <text:p>3.856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11072">
                <text:p>0.911072</text:p>
              </table:table-cell>
              <table:table-cell office:value-type="float" office:value="3.85628">
                <text:p>3.856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35164">
                <text:p>0.935164</text:p>
              </table:table-cell>
              <table:table-cell office:value-type="float" office:value="3.87936">
                <text:p>3.879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35336">
                <text:p>0.935336</text:p>
              </table:table-cell>
              <table:table-cell office:value-type="float" office:value="3.8768">
                <text:p>3.87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60532">
                <text:p>0.960532</text:p>
              </table:table-cell>
              <table:table-cell office:value-type="float" office:value="4.14433">
                <text:p>4.144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607">
                <text:p>0.9607</text:p>
              </table:table-cell>
              <table:table-cell office:value-type="float" office:value="4.14498">
                <text:p>4.144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85352">
                <text:p>0.985352</text:p>
              </table:table-cell>
              <table:table-cell office:value-type="float" office:value="4.01289">
                <text:p>4.012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85516">
                <text:p>0.985516</text:p>
              </table:table-cell>
              <table:table-cell office:value-type="float" office:value="3.79056">
                <text:p>3.790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10728">
                <text:p>1.010728</text:p>
              </table:table-cell>
              <table:table-cell office:value-type="float" office:value="3.92497">
                <text:p>3.924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10884">
                <text:p>1.010884</text:p>
              </table:table-cell>
              <table:table-cell office:value-type="float" office:value="4.14433">
                <text:p>4.144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35492">
                <text:p>1.035492</text:p>
              </table:table-cell>
              <table:table-cell office:value-type="float" office:value="4.02197">
                <text:p>4.021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3566">
                <text:p>1.03566</text:p>
              </table:table-cell>
              <table:table-cell office:value-type="float" office:value="4.24335">
                <text:p>4.243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60856">
                <text:p>1.060856</text:p>
              </table:table-cell>
              <table:table-cell office:value-type="float" office:value="4.14498">
                <text:p>4.144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61008">
                <text:p>1.061008</text:p>
              </table:table-cell>
              <table:table-cell office:value-type="float" office:value="3.9293">
                <text:p>3.92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85692">
                <text:p>1.085692</text:p>
              </table:table-cell>
              <table:table-cell office:value-type="float" office:value="4.2331">
                <text:p>4.23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85848">
                <text:p>1.085848</text:p>
              </table:table-cell>
              <table:table-cell office:value-type="float" office:value="4.00966">
                <text:p>4.009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10052">
                <text:p>1.110052</text:p>
              </table:table-cell>
              <table:table-cell office:value-type="float" office:value="4.08867">
                <text:p>4.088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1022">
                <text:p>1.11022</text:p>
              </table:table-cell>
              <table:table-cell office:value-type="float" office:value="4.31369">
                <text:p>4.313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35848">
                <text:p>1.135848</text:p>
              </table:table-cell>
              <table:table-cell office:value-type="float" office:value="4.07557">
                <text:p>4.075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36004">
                <text:p>1.136004</text:p>
              </table:table-cell>
              <table:table-cell office:value-type="float" office:value="4.07746">
                <text:p>4.077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6062">
                <text:p>1.16062</text:p>
              </table:table-cell>
              <table:table-cell office:value-type="float" office:value="4.24404">
                <text:p>4.244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60792">
                <text:p>1.160792</text:p>
              </table:table-cell>
              <table:table-cell office:value-type="float" office:value="4.2413">
                <text:p>4.24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8598">
                <text:p>1.18598</text:p>
              </table:table-cell>
              <table:table-cell office:value-type="float" office:value="4.14564">
                <text:p>4.145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86132">
                <text:p>1.186132</text:p>
              </table:table-cell>
              <table:table-cell office:value-type="float" office:value="4.14891">
                <text:p>4.148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10392">
                <text:p>1.210392</text:p>
              </table:table-cell>
              <table:table-cell office:value-type="float" office:value="4.30662">
                <text:p>4.306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210556">
                <text:p>1.210556</text:p>
              </table:table-cell>
              <table:table-cell office:value-type="float" office:value="4.30451">
                <text:p>4.304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35164">
                <text:p>1.235164</text:p>
              </table:table-cell>
              <table:table-cell office:value-type="float" office:value="4.24404">
                <text:p>4.244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3532">
                <text:p>1.23532</text:p>
              </table:table-cell>
              <table:table-cell office:value-type="float" office:value="4.24541">
                <text:p>4.245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2606">
                <text:p>1.2606</text:p>
              </table:table-cell>
              <table:table-cell office:value-type="float" office:value="4.13325">
                <text:p>4.133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260756">
                <text:p>1.260756</text:p>
              </table:table-cell>
              <table:table-cell office:value-type="float" office:value="4.35079">
                <text:p>4.350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285452">
                <text:p>1.285452</text:p>
              </table:table-cell>
              <table:table-cell office:value-type="float" office:value="4.45303">
                <text:p>4.453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285608">
                <text:p>1.285608</text:p>
              </table:table-cell>
              <table:table-cell office:value-type="float" office:value="4.23038">
                <text:p>4.230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310824">
                <text:p>1.310824</text:p>
              </table:table-cell>
              <table:table-cell office:value-type="float" office:value="4.36176">
                <text:p>4.361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310976">
                <text:p>1.310976</text:p>
              </table:table-cell>
              <table:table-cell office:value-type="float" office:value="4.36245">
                <text:p>4.362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336064">
                <text:p>1.336064</text:p>
              </table:table-cell>
              <table:table-cell office:value-type="float" office:value="4.38457">
                <text:p>4.384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336232">
                <text:p>1.336232</text:p>
              </table:table-cell>
              <table:table-cell office:value-type="float" office:value="4.3818">
                <text:p>4.38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36506">
                <text:p>1.36506</text:p>
              </table:table-cell>
              <table:table-cell office:value-type="float" office:value="4.19828">
                <text:p>4.198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365232">
                <text:p>1.365232</text:p>
              </table:table-cell>
              <table:table-cell office:value-type="float" office:value="4.38851">
                <text:p>4.388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390932">
                <text:p>1.390932</text:p>
              </table:table-cell>
              <table:table-cell office:value-type="float" office:value="4.49134">
                <text:p>4.491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391084">
                <text:p>1.391084</text:p>
              </table:table-cell>
              <table:table-cell office:value-type="float" office:value="4.28078">
                <text:p>4.280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41524">
                <text:p>1.41524</text:p>
              </table:table-cell>
              <table:table-cell office:value-type="float" office:value="4.32505">
                <text:p>4.325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415392">
                <text:p>1.415392</text:p>
              </table:table-cell>
              <table:table-cell office:value-type="float" office:value="4.55268">
                <text:p>4.552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44106">
                <text:p>1.44106</text:p>
              </table:table-cell>
              <table:table-cell office:value-type="float" office:value="4.50039">
                <text:p>4.500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441212">
                <text:p>1.441212</text:p>
              </table:table-cell>
              <table:table-cell office:value-type="float" office:value="4.28608">
                <text:p>4.286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465368">
                <text:p>1.465368</text:p>
              </table:table-cell>
              <table:table-cell office:value-type="float" office:value="4.32505">
                <text:p>4.325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465552">
                <text:p>1.465552</text:p>
              </table:table-cell>
              <table:table-cell office:value-type="float" office:value="4.5467">
                <text:p>4.54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490172">
                <text:p>1.490172</text:p>
              </table:table-cell>
              <table:table-cell office:value-type="float" office:value="4.46165">
                <text:p>4.461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490344">
                <text:p>1.490344</text:p>
              </table:table-cell>
              <table:table-cell office:value-type="float" office:value="4.46381">
                <text:p>4.463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15556">
                <text:p>1.515556</text:p>
              </table:table-cell>
              <table:table-cell office:value-type="float" office:value="4.57769">
                <text:p>4.577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515712">
                <text:p>1.515712</text:p>
              </table:table-cell>
              <table:table-cell office:value-type="float" office:value="4.36245">
                <text:p>4.362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5403">
                <text:p>1.5403</text:p>
              </table:table-cell>
              <table:table-cell office:value-type="float" office:value="4.47246">
                <text:p>4.472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540464">
                <text:p>1.540464</text:p>
              </table:table-cell>
              <table:table-cell office:value-type="float" office:value="4.47102">
                <text:p>4.471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565808">
                <text:p>1.565808</text:p>
              </table:table-cell>
              <table:table-cell office:value-type="float" office:value="4.55543">
                <text:p>4.555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56596">
                <text:p>1.56596</text:p>
              </table:table-cell>
              <table:table-cell office:value-type="float" office:value="4.55758">
                <text:p>4.557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591132">
                <text:p>1.591132</text:p>
              </table:table-cell>
              <table:table-cell office:value-type="float" office:value="4.37003">
                <text:p>4.370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591296">
                <text:p>1.591296</text:p>
              </table:table-cell>
              <table:table-cell office:value-type="float" office:value="4.58636">
                <text:p>4.586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620104">
                <text:p>1.620104</text:p>
              </table:table-cell>
              <table:table-cell office:value-type="float" office:value="4.58374">
                <text:p>4.583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62026">
                <text:p>1.62026</text:p>
              </table:table-cell>
              <table:table-cell office:value-type="float" office:value="4.585">
                <text:p>4.5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64588">
                <text:p>1.64588</text:p>
              </table:table-cell>
              <table:table-cell office:value-type="float" office:value="4.50807">
                <text:p>4.508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646036">
                <text:p>1.646036</text:p>
              </table:table-cell>
              <table:table-cell office:value-type="float" office:value="4.50807">
                <text:p>4.508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670196">
                <text:p>1.670196</text:p>
              </table:table-cell>
              <table:table-cell office:value-type="float" office:value="4.55119">
                <text:p>4.551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670352">
                <text:p>1.670352</text:p>
              </table:table-cell>
              <table:table-cell office:value-type="float" office:value="4.55119">
                <text:p>4.551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696096">
                <text:p>1.696096</text:p>
              </table:table-cell>
              <table:table-cell office:value-type="float" office:value="4.48649">
                <text:p>4.486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696252">
                <text:p>1.696252</text:p>
              </table:table-cell>
              <table:table-cell office:value-type="float" office:value="4.48649">
                <text:p>4.486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720472">
                <text:p>1.720472</text:p>
              </table:table-cell>
              <table:table-cell office:value-type="float" office:value="4.53998">
                <text:p>4.539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720628">
                <text:p>1.720628</text:p>
              </table:table-cell>
              <table:table-cell office:value-type="float" office:value="4.53998">
                <text:p>4.539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746328">
                <text:p>1.746328</text:p>
              </table:table-cell>
              <table:table-cell office:value-type="float" office:value="4.70813">
                <text:p>4.708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746492">
                <text:p>1.746492</text:p>
              </table:table-cell>
              <table:table-cell office:value-type="float" office:value="4.70667">
                <text:p>4.70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774144">
                <text:p>1.774144</text:p>
              </table:table-cell>
              <table:table-cell office:value-type="float" office:value="4.5753">
                <text:p>4.57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774296">
                <text:p>1.774296</text:p>
              </table:table-cell>
              <table:table-cell office:value-type="float" office:value="4.57728">
                <text:p>4.577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799464">
                <text:p>1.799464</text:p>
              </table:table-cell>
              <table:table-cell office:value-type="float" office:value="4.58926">
                <text:p>4.589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79962">
                <text:p>1.79962</text:p>
              </table:table-cell>
              <table:table-cell office:value-type="float" office:value="4.58853">
                <text:p>4.588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824844">
                <text:p>1.824844</text:p>
              </table:table-cell>
              <table:table-cell office:value-type="float" office:value="4.57841">
                <text:p>4.578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825">
                <text:p>1.825</text:p>
              </table:table-cell>
              <table:table-cell office:value-type="float" office:value="4.57841">
                <text:p>4.578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849644">
                <text:p>1.849644</text:p>
              </table:table-cell>
              <table:table-cell office:value-type="float" office:value="4.68548">
                <text:p>4.685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849796">
                <text:p>1.849796</text:p>
              </table:table-cell>
              <table:table-cell office:value-type="float" office:value="4.68624">
                <text:p>4.686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874456">
                <text:p>1.874456</text:p>
              </table:table-cell>
              <table:table-cell office:value-type="float" office:value="4.46021">
                <text:p>4.460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874612">
                <text:p>1.874612</text:p>
              </table:table-cell>
              <table:table-cell office:value-type="float" office:value="4.68246">
                <text:p>4.682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89984">
                <text:p>1.89984</text:p>
              </table:table-cell>
              <table:table-cell office:value-type="float" office:value="4.57769">
                <text:p>4.577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899996">
                <text:p>1.899996</text:p>
              </table:table-cell>
              <table:table-cell office:value-type="float" office:value="4.57769">
                <text:p>4.577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924136">
                <text:p>1.924136</text:p>
              </table:table-cell>
              <table:table-cell office:value-type="float" office:value="4.55493">
                <text:p>4.554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924308">
                <text:p>1.924308</text:p>
              </table:table-cell>
              <table:table-cell office:value-type="float" office:value="4.55194">
                <text:p>4.551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950032">
                <text:p>1.950032</text:p>
              </table:table-cell>
              <table:table-cell office:value-type="float" office:value="4.70085">
                <text:p>4.700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950188">
                <text:p>1.950188</text:p>
              </table:table-cell>
              <table:table-cell office:value-type="float" office:value="4.70376">
                <text:p>4.703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974276">
                <text:p>1.974276</text:p>
              </table:table-cell>
              <table:table-cell office:value-type="float" office:value="4.5647">
                <text:p>4.56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974456">
                <text:p>1.974456</text:p>
              </table:table-cell>
              <table:table-cell office:value-type="float" office:value="4.56019">
                <text:p>4.560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000144">
                <text:p>2.000144</text:p>
              </table:table-cell>
              <table:table-cell office:value-type="float" office:value="4.70594">
                <text:p>4.705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0003">
                <text:p>2.0003</text:p>
              </table:table-cell>
              <table:table-cell office:value-type="float" office:value="4.71031">
                <text:p>4.710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024492">
                <text:p>2.024492</text:p>
              </table:table-cell>
              <table:table-cell office:value-type="float" office:value="4.77247">
                <text:p>4.772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024648">
                <text:p>2.024648</text:p>
              </table:table-cell>
              <table:table-cell office:value-type="float" office:value="4.77247">
                <text:p>4.772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049324">
                <text:p>2.049324</text:p>
              </table:table-cell>
              <table:table-cell office:value-type="float" office:value="4.45661">
                <text:p>4.456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049488">
                <text:p>2.049488</text:p>
              </table:table-cell>
              <table:table-cell office:value-type="float" office:value="4.67794">
                <text:p>4.677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074736">
                <text:p>2.074736</text:p>
              </table:table-cell>
              <table:table-cell office:value-type="float" office:value="4.79039">
                <text:p>4.790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074888">
                <text:p>2.074888</text:p>
              </table:table-cell>
              <table:table-cell office:value-type="float" office:value="4.79265">
                <text:p>4.792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099564">
                <text:p>2.099564</text:p>
              </table:table-cell>
              <table:table-cell office:value-type="float" office:value="4.6802">
                <text:p>4.68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099736">
                <text:p>2.099736</text:p>
              </table:table-cell>
              <table:table-cell office:value-type="float" office:value="4.67643">
                <text:p>4.676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12496">
                <text:p>2.12496</text:p>
              </table:table-cell>
              <table:table-cell office:value-type="float" office:value="4.57552">
                <text:p>4.575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125116">
                <text:p>2.125116</text:p>
              </table:table-cell>
              <table:table-cell office:value-type="float" office:value="4.57841">
                <text:p>4.578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149748">
                <text:p>2.149748</text:p>
              </table:table-cell>
              <table:table-cell office:value-type="float" office:value="4.68775">
                <text:p>4.687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14992">
                <text:p>2.14992</text:p>
              </table:table-cell>
              <table:table-cell office:value-type="float" office:value="4.90781">
                <text:p>4.907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174112">
                <text:p>2.174112</text:p>
              </table:table-cell>
              <table:table-cell office:value-type="float" office:value="4.76933">
                <text:p>4.769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174264">
                <text:p>2.174264</text:p>
              </table:table-cell>
              <table:table-cell office:value-type="float" office:value="4.54595">
                <text:p>4.545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199592">
                <text:p>2.199592</text:p>
              </table:table-cell>
              <table:table-cell office:value-type="float" office:value="4.56044">
                <text:p>4.560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199764">
                <text:p>2.199764</text:p>
              </table:table-cell>
              <table:table-cell office:value-type="float" office:value="4.77386">
                <text:p>4.773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224364">
                <text:p>2.224364</text:p>
              </table:table-cell>
              <table:table-cell office:value-type="float" office:value="4.69078">
                <text:p>4.690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224528">
                <text:p>2.224528</text:p>
              </table:table-cell>
              <table:table-cell office:value-type="float" office:value="4.6923">
                <text:p>4.69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249808">
                <text:p>2.249808</text:p>
              </table:table-cell>
              <table:table-cell office:value-type="float" office:value="4.78436">
                <text:p>4.784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249976">
                <text:p>2.249976</text:p>
              </table:table-cell>
              <table:table-cell office:value-type="float" office:value="4.78361">
                <text:p>4.783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274712">
                <text:p>2.274712</text:p>
              </table:table-cell>
              <table:table-cell office:value-type="float" office:value="4.66592">
                <text:p>4.665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274868">
                <text:p>2.274868</text:p>
              </table:table-cell>
              <table:table-cell office:value-type="float" office:value="4.66817">
                <text:p>4.668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300016">
                <text:p>2.300016</text:p>
              </table:table-cell>
              <table:table-cell office:value-type="float" office:value="4.59216">
                <text:p>4.592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300188">
                <text:p>2.300188</text:p>
              </table:table-cell>
              <table:table-cell office:value-type="float" office:value="4.80779">
                <text:p>4.807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325304">
                <text:p>2.325304</text:p>
              </table:table-cell>
              <table:table-cell office:value-type="float" office:value="4.81388">
                <text:p>4.813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325476">
                <text:p>2.325476</text:p>
              </table:table-cell>
              <table:table-cell office:value-type="float" office:value="4.59506">
                <text:p>4.595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350716">
                <text:p>2.350716</text:p>
              </table:table-cell>
              <table:table-cell office:value-type="float" office:value="4.79039">
                <text:p>4.790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350868">
                <text:p>2.350868</text:p>
              </table:table-cell>
              <table:table-cell office:value-type="float" office:value="4.79416">
                <text:p>4.794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37594">
                <text:p>2.37594</text:p>
              </table:table-cell>
              <table:table-cell office:value-type="float" office:value="4.60672">
                <text:p>4.606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376112">
                <text:p>2.376112</text:p>
              </table:table-cell>
              <table:table-cell office:value-type="float" office:value="4.60307">
                <text:p>4.603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400276">
                <text:p>2.400276</text:p>
              </table:table-cell>
              <table:table-cell office:value-type="float" office:value="4.77482">
                <text:p>4.774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40044">
                <text:p>2.40044</text:p>
              </table:table-cell>
              <table:table-cell office:value-type="float" office:value="4.77639">
                <text:p>4.776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4262">
                <text:p>2.4262</text:p>
              </table:table-cell>
              <table:table-cell office:value-type="float" office:value="4.69578">
                <text:p>4.695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426356">
                <text:p>2.426356</text:p>
              </table:table-cell>
              <table:table-cell office:value-type="float" office:value="4.91074">
                <text:p>4.910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450476">
                <text:p>2.450476</text:p>
              </table:table-cell>
              <table:table-cell office:value-type="float" office:value="4.78662">
                <text:p>4.786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450632">
                <text:p>2.450632</text:p>
              </table:table-cell>
              <table:table-cell office:value-type="float" office:value="4.55869">
                <text:p>4.558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47532">
                <text:p>2.47532</text:p>
              </table:table-cell>
              <table:table-cell office:value-type="float" office:value="4.67719">
                <text:p>4.677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475484">
                <text:p>2.475484</text:p>
              </table:table-cell>
              <table:table-cell office:value-type="float" office:value="4.89833">
                <text:p>4.898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500664">
                <text:p>2.500664</text:p>
              </table:table-cell>
              <table:table-cell office:value-type="float" office:value="4.80324">
                <text:p>4.803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500816">
                <text:p>2.500816</text:p>
              </table:table-cell>
              <table:table-cell office:value-type="float" office:value="4.80552">
                <text:p>4.805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525468">
                <text:p>2.525468</text:p>
              </table:table-cell>
              <table:table-cell office:value-type="float" office:value="4.68473">
                <text:p>4.6847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52562">
                <text:p>2.52562</text:p>
              </table:table-cell>
              <table:table-cell office:value-type="float" office:value="4.68473">
                <text:p>4.684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55086">
                <text:p>2.55086</text:p>
              </table:table-cell>
              <table:table-cell office:value-type="float" office:value="4.79416">
                <text:p>4.794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551028">
                <text:p>2.551028</text:p>
              </table:table-cell>
              <table:table-cell office:value-type="float" office:value="4.79114">
                <text:p>4.791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57574">
                <text:p>2.57574</text:p>
              </table:table-cell>
              <table:table-cell office:value-type="float" office:value="4.67042">
                <text:p>4.670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575892">
                <text:p>2.575892</text:p>
              </table:table-cell>
              <table:table-cell office:value-type="float" office:value="4.67342">
                <text:p>4.673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600052">
                <text:p>2.600052</text:p>
              </table:table-cell>
              <table:table-cell office:value-type="float" office:value="4.77953">
                <text:p>4.779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600208">
                <text:p>2.600208</text:p>
              </table:table-cell>
              <table:table-cell office:value-type="float" office:value="4.77875">
                <text:p>4.778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62596">
                <text:p>2.62596</text:p>
              </table:table-cell>
              <table:table-cell office:value-type="float" office:value="4.69868">
                <text:p>4.698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626128">
                <text:p>2.626128</text:p>
              </table:table-cell>
              <table:table-cell office:value-type="float" office:value="4.90998">
                <text:p>4.909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650268">
                <text:p>2.650268</text:p>
              </table:table-cell>
              <table:table-cell office:value-type="float" office:value="4.78032">
                <text:p>4.780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650432">
                <text:p>2.650432</text:p>
              </table:table-cell>
              <table:table-cell office:value-type="float" office:value="4.55343">
                <text:p>4.553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675732">
                <text:p>2.675732</text:p>
              </table:table-cell>
              <table:table-cell office:value-type="float" office:value="4.7806">
                <text:p>4.78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675884">
                <text:p>2.675884</text:p>
              </table:table-cell>
              <table:table-cell office:value-type="float" office:value="4.78286">
                <text:p>4.782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701008">
                <text:p>2.701008</text:p>
              </table:table-cell>
              <table:table-cell office:value-type="float" office:value="4.81616">
                <text:p>4.816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701164">
                <text:p>2.701164</text:p>
              </table:table-cell>
              <table:table-cell office:value-type="float" office:value="4.8154">
                <text:p>4.81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72948">
                <text:p>2.72948</text:p>
              </table:table-cell>
              <table:table-cell office:value-type="float" office:value="4.66423">
                <text:p>4.664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729636">
                <text:p>2.729636</text:p>
              </table:table-cell>
              <table:table-cell office:value-type="float" office:value="4.85857">
                <text:p>4.858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754748">
                <text:p>2.754748</text:p>
              </table:table-cell>
              <table:table-cell office:value-type="float" office:value="4.81769">
                <text:p>4.817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75492">
                <text:p>2.75492</text:p>
              </table:table-cell>
              <table:table-cell office:value-type="float" office:value="4.81464">
                <text:p>4.814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779144">
                <text:p>2.779144</text:p>
              </table:table-cell>
              <table:table-cell office:value-type="float" office:value="4.76308">
                <text:p>4.763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7793">
                <text:p>2.7793</text:p>
              </table:table-cell>
              <table:table-cell office:value-type="float" office:value="4.7662">
                <text:p>4.76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804952">
                <text:p>2.804952</text:p>
              </table:table-cell>
              <table:table-cell office:value-type="float" office:value="4.71688">
                <text:p>4.716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805108">
                <text:p>2.805108</text:p>
              </table:table-cell>
              <table:table-cell office:value-type="float" office:value="4.71688">
                <text:p>4.716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829928">
                <text:p>2.829928</text:p>
              </table:table-cell>
              <table:table-cell office:value-type="float" office:value="4.65247">
                <text:p>4.652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830084">
                <text:p>2.830084</text:p>
              </table:table-cell>
              <table:table-cell office:value-type="float" office:value="4.87401">
                <text:p>4.874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855236">
                <text:p>2.855236</text:p>
              </table:table-cell>
              <table:table-cell office:value-type="float" office:value="4.81007">
                <text:p>4.810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